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5.62cm"/>
        </style:tab-stops>
      </style:paragraph-properties>
      <style:text-properties style:font-name="Arial" fo:font-size="13pt" style:font-size-asian="13pt" style:font-size-complex="13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3pt" style:font-size-asian="13pt" style:font-size-complex="13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432cm"/>
        </style:tab-stops>
      </style:paragraph-properties>
      <style:text-properties style:font-name="Arial" fo:font-size="13pt" style:font-size-asian="13pt" style:font-size-complex="13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0.503cm"/>
        </style:tab-stops>
      </style:paragraph-properties>
      <style:text-properties style:font-name="Arial" fo:font-size="13pt" style:font-size-asian="13pt" style:font-size-complex="13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0.393cm"/>
        </style:tab-stops>
      </style:paragraph-properties>
      <style:text-properties style:font-name="Arial" fo:font-size="13pt" style:font-size-asian="13pt" style:font-size-complex="13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4.318cm" style:leader-style="solid" style:leader-text="_"/>
        </style:tab-stops>
      </style:paragraph-properties>
      <style:text-properties style:font-name="Arial" fo:font-size="13pt" style:font-size-asian="13pt" style:font-size-complex="13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305cm"/>
        </style:tab-stops>
      </style:paragraph-properties>
      <style:text-properties style:font-name="Arial" fo:font-size="13pt" style:font-size-asian="13pt" style:font-size-complex="13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3pt" style:font-size-asian="13pt" style:font-size-complex="13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249cm"/>
        </style:tab-stops>
      </style:paragraph-properties>
      <style:text-properties style:font-name="Arial" fo:font-size="13pt" style:font-size-asian="13pt" style:font-size-complex="13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381cm"/>
        </style:tab-stops>
      </style:paragraph-properties>
      <style:text-properties style:font-name="Arial" fo:font-size="13pt" style:font-size-asian="13pt" style:font-size-complex="13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293cm"/>
        </style:tab-stops>
      </style:paragraph-properties>
      <style:text-properties style:font-name="Arial" fo:font-size="13pt" style:font-size-asian="13pt" style:font-size-complex="13pt"/>
    </style:style>
    <style:style style:name="P16" style:family="paragraph" style:parent-style-name="Standard" style:master-page-name="">
      <style:paragraph-properties fo:line-height="150%" style:page-number="auto" style:writing-mode="page">
        <style:tab-stops>
          <style:tab-stop style:position="0.266cm"/>
        </style:tab-stops>
      </style:paragraph-properties>
      <style:text-properties style:font-name="Arial" fo:font-size="13pt" style:font-size-asian="13pt" style:font-size-complex="13pt"/>
    </style:style>
    <style:style style:name="P17" style:family="paragraph" style:parent-style-name="Standard" style:master-page-name="">
      <style:paragraph-properties fo:line-height="150%" style:page-number="auto" style:writing-mode="page">
        <style:tab-stops>
          <style:tab-stop style:position="5.525cm"/>
          <style:tab-stop style:position="6.807cm"/>
        </style:tab-stops>
      </style:paragraph-properties>
      <style:text-properties style:font-name="Arial" fo:font-size="13pt" style:font-size-asian="13pt" style:font-size-complex="13pt"/>
    </style:style>
    <style:style style:name="P18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2145d9" style:font-size-asian="13pt" style:font-size-complex="13pt"/>
    </style:style>
    <style:style style:name="P19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237926" style:font-size-asian="13pt" style:font-size-complex="13pt"/>
    </style:style>
    <style:style style:name="P20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3pt" officeooo:paragraph-rsid="00237926" style:font-size-asian="13pt" style:font-size-complex="13pt"/>
    </style:style>
    <style:style style:name="P21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245bf8" style:font-size-asian="13pt" style:font-size-complex="13pt"/>
    </style:style>
    <style:style style:name="P22" style:family="paragraph" style:parent-style-name="Standard" style:master-page-name="">
      <style:paragraph-properties fo:line-height="150%" style:page-number="auto" style:writing-mode="page">
        <style:tab-stops>
          <style:tab-stop style:position="0.452cm"/>
        </style:tab-stops>
      </style:paragraph-properties>
      <style:text-properties style:font-name="Arial" fo:font-size="13pt" style:font-size-asian="13pt" style:font-size-complex="13pt"/>
    </style:style>
    <style:style style:name="P23" style:family="paragraph" style:parent-style-name="Standard" style:master-page-name="">
      <style:paragraph-properties fo:line-height="150%" style:page-number="auto" style:writing-mode="page">
        <style:tab-stops>
          <style:tab-stop style:position="0.437cm"/>
        </style:tab-stops>
      </style:paragraph-properties>
      <style:text-properties style:font-name="Arial" fo:font-size="13pt" officeooo:paragraph-rsid="00245bf8" style:font-size-asian="13pt" style:font-size-complex="13pt"/>
    </style:style>
    <style:style style:name="P24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3pt" officeooo:paragraph-rsid="00245bf8" style:font-size-asian="13pt" style:font-size-complex="13pt"/>
    </style:style>
    <style:style style:name="P25" style:family="paragraph" style:parent-style-name="Standard">
      <style:paragraph-properties fo:line-height="150%" style:writing-mode="page"/>
      <style:text-properties style:font-name="Arial" fo:font-size="13pt" style:font-size-asian="13pt" style:font-size-complex="13pt"/>
    </style:style>
    <style:style style:name="P26" style:family="paragraph" style:parent-style-name="Standard">
      <style:paragraph-properties fo:line-height="150%" style:writing-mode="page"/>
      <style:text-properties style:font-name="Arial" fo:font-size="13pt" officeooo:paragraph-rsid="002145d9" style:font-size-asian="13pt" style:font-size-complex="13pt"/>
    </style:style>
    <style:style style:name="P27" style:family="paragraph" style:parent-style-name="Standard">
      <style:paragraph-properties fo:line-height="150%" style:writing-mode="page"/>
      <style:text-properties style:font-name="Arial" fo:font-size="13pt" officeooo:paragraph-rsid="00237926" style:font-size-asian="13pt" style:font-size-complex="13pt"/>
    </style:style>
    <style:style style:name="P28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3pt" officeooo:paragraph-rsid="00237926" style:font-size-asian="13pt" style:font-size-complex="13pt"/>
    </style:style>
    <style:style style:name="P29" style:family="paragraph" style:parent-style-name="Standard">
      <style:paragraph-properties fo:line-height="150%" style:writing-mode="page"/>
      <style:text-properties style:font-name="Arial" fo:font-size="13pt" officeooo:paragraph-rsid="00245bf8" style:font-size-asian="13pt" style:font-size-complex="13pt"/>
    </style:style>
    <style:style style:name="P30" style:family="paragraph" style:parent-style-name="Standard">
      <style:paragraph-properties fo:line-height="150%" style:writing-mode="page">
        <style:tab-stops>
          <style:tab-stop style:position="0.452cm"/>
        </style:tab-stops>
      </style:paragraph-properties>
      <style:text-properties style:font-name="Arial" fo:font-size="13pt" officeooo:paragraph-rsid="00245bf8" style:font-size-asian="13pt" style:font-size-complex="13pt"/>
    </style:style>
    <style:style style:name="P31" style:family="paragraph" style:parent-style-name="Standard">
      <style:paragraph-properties fo:line-height="150%" style:writing-mode="page">
        <style:tab-stops>
          <style:tab-stop style:position="0.437cm"/>
        </style:tab-stops>
      </style:paragraph-properties>
      <style:text-properties style:font-name="Arial" fo:font-size="13pt" officeooo:paragraph-rsid="00245bf8" style:font-size-asian="13pt" style:font-size-complex="13pt"/>
    </style:style>
    <style:style style:name="P32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3pt" officeooo:paragraph-rsid="00245bf8" style:font-size-asian="13pt" style:font-size-complex="13pt"/>
    </style:style>
    <style:style style:name="P33" style:family="paragraph" style:parent-style-name="Standard">
      <style:paragraph-properties fo:line-height="150%" style:writing-mode="page"/>
      <style:text-properties style:font-name="Arial" fo:font-size="13pt" officeooo:rsid="001fcc74" officeooo:paragraph-rsid="001fcc74" style:font-size-asian="13pt" style:font-size-complex="13pt"/>
    </style:style>
    <style:style style:name="P34" style:family="paragraph" style:parent-style-name="Standard">
      <style:paragraph-properties fo:line-height="150%" style:writing-mode="page"/>
      <style:text-properties style:font-name="Arial" fo:font-size="13pt" officeooo:rsid="00245bf8" officeooo:paragraph-rsid="00245bf8" style:font-size-asian="13pt" style:font-size-complex="13pt"/>
    </style:style>
    <style:style style:name="P35" style:family="paragraph" style:parent-style-name="Standard">
      <style:paragraph-properties fo:line-height="150%" style:writing-mode="page">
        <style:tab-stops>
          <style:tab-stop style:position="10.204cm"/>
          <style:tab-stop style:position="12.695cm"/>
        </style:tab-stops>
      </style:paragraph-properties>
    </style:style>
    <style:style style:name="P36" style:family="paragraph" style:parent-style-name="Standard">
      <style:paragraph-properties fo:line-height="150%" style:writing-mode="page"/>
      <style:text-properties officeooo:paragraph-rsid="00237926"/>
    </style:style>
    <style:style style:name="P37" style:family="paragraph" style:parent-style-name="Standard" style:master-page-name="PageStyle0">
      <loext:graphic-properties draw:fill="none"/>
      <style:paragraph-properties fo:margin-left="0cm" fo:margin-right="0cm" fo:line-height="150%" fo:text-indent="0cm" style:auto-text-indent="false" style:page-number="auto" fo:background-color="transparent" style:writing-mode="page"/>
      <style:text-properties style:font-name="Arial" fo:font-size="13pt" style:font-size-asian="13pt" style:font-size-complex="13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39" style:family="paragraph" style:parent-style-name="Standard" style:master-page-name="">
      <style:paragraph-properties fo:line-height="150%" style:page-number="auto" style:writing-mode="page">
        <style:tab-stops>
          <style:tab-stop style:position="10.204cm"/>
          <style:tab-stop style:position="12.695cm"/>
        </style:tab-stops>
      </style:paragraph-properties>
      <style:text-properties style:font-name="Arial" fo:font-size="13pt" style:font-size-asian="13pt" style:font-size-complex="13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rsid="002145d9" officeooo:paragraph-rsid="002145d9" style:font-size-asian="13pt" style:font-size-complex="13pt"/>
    </style:style>
    <style:style style:name="P41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rsid="00245bf8" officeooo:paragraph-rsid="00245bf8" style:font-size-asian="13pt" style:font-size-complex="13pt"/>
    </style:style>
    <style:style style:name="P42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43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44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45" style:family="paragraph" style:parent-style-name="Standard" style:list-style-name="">
      <style:paragraph-properties fo:line-height="150%" style:writing-mode="page"/>
      <style:text-properties style:font-name="Arial" fo:font-size="13pt" officeooo:rsid="002145d9" officeooo:paragraph-rsid="002145d9" style:font-size-asian="13pt" style:font-size-complex="13pt"/>
    </style:style>
    <style:style style:name="P46" style:family="paragraph" style:parent-style-name="Standard" style:list-style-name="">
      <style:paragraph-properties fo:line-height="150%" style:writing-mode="page"/>
      <style:text-properties style:font-name="Arial" fo:font-size="13pt" style:font-size-asian="13pt" style:font-size-complex="13pt"/>
    </style:style>
    <style:style style:name="P47" style:family="paragraph" style:parent-style-name="Standard">
      <style:paragraph-properties fo:line-height="150%" style:writing-mode="page">
        <style:tab-stops>
          <style:tab-stop style:position="10.204cm"/>
          <style:tab-stop style:position="12.695cm"/>
        </style:tab-stops>
      </style:paragraph-properties>
      <style:text-properties style:font-name="Arial" fo:font-size="13pt" style:font-size-asian="13pt" style:font-size-complex="13pt"/>
    </style:style>
    <style:style style:name="P48" style:family="paragraph" style:parent-style-name="Standard">
      <style:paragraph-properties fo:line-height="150%" style:writing-mode="page"/>
      <style:text-properties style:font-name="Arial" fo:font-size="13pt" officeooo:paragraph-rsid="00237926" style:font-size-asian="13pt" style:font-size-complex="13pt"/>
    </style:style>
    <style:style style:name="P49" style:family="paragraph" style:parent-style-name="Standard">
      <style:paragraph-properties fo:line-height="150%" style:writing-mode="page"/>
      <style:text-properties style:font-name="Arial" fo:font-size="13pt" officeooo:paragraph-rsid="00245bf8" style:font-size-asian="13pt" style:font-size-complex="13pt"/>
    </style:style>
    <style:style style:name="P50" style:family="paragraph" style:parent-style-name="Standard">
      <style:paragraph-properties fo:line-height="150%" style:writing-mode="page"/>
      <style:text-properties style:font-name="Arial" fo:font-size="13pt" officeooo:rsid="00245bf8" officeooo:paragraph-rsid="00245bf8" style:font-size-asian="13pt" style:font-size-complex="13pt"/>
    </style:style>
    <style:style style:name="P51" style:family="paragraph" style:parent-style-name="Standard">
      <style:paragraph-properties fo:line-height="150%" style:writing-mode="page"/>
      <style:text-properties style:font-name="Arial" fo:font-size="13pt" officeooo:rsid="00247268" officeooo:paragraph-rsid="00247268" style:font-size-asian="13pt" style:font-size-complex="13pt"/>
    </style:style>
    <style:style style:name="P52" style:family="paragraph" style:parent-style-name="Standard" style:list-style-name="" style:master-page-name="">
      <style:paragraph-properties fo:margin-left="0.635cm" fo:margin-right="0cm" fo:line-height="150%" fo:text-indent="-0.635cm" style:auto-text-indent="false" style:page-number="auto" style:writing-mode="page"/>
    </style:style>
    <style:style style:name="P53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  <style:text-properties style:font-name="Arial" fo:font-size="13pt" officeooo:paragraph-rsid="0025d01e" style:font-size-asian="13pt" style:font-size-complex="13pt"/>
    </style:style>
    <style:style style:name="P54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5d01e"/>
    </style:style>
    <style:style style:name="P5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56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5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58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59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0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6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8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69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0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6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8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79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80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8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8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8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84" style:family="paragraph" style:parent-style-name="Záhlavie_20__23_1" style:list-style-name="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25d01e"/>
    </style:style>
    <style:style style:name="P85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86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87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88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89" style:family="paragraph" style:parent-style-name="Záhlavie_20__23_1" style:list-style-name="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5d01e"/>
    </style:style>
    <style:style style:name="P90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1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2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3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4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5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6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7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8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99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00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01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02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03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04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05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0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25d01e"/>
    </style:style>
    <style:style style:name="P10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0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0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1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2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3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3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3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5d01e"/>
    </style:style>
    <style:style style:name="P13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5d01e"/>
    </style:style>
    <style:style style:name="P13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3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3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3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3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3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4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5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6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7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8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19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0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1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2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3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4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5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6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7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8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29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0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1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8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P329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5d01e"/>
    </style:style>
    <style:style style:name="T1" style:family="text">
      <style:text-properties fo:color="#000000" style:text-position="25% 58%" style:font-name="Arial" fo:font-size="13pt" style:font-size-asian="13pt" style:font-size-complex="13pt"/>
    </style:style>
    <style:style style:name="T2" style:family="text">
      <style:text-properties fo:color="#000000" style:font-name="Arial" fo:font-size="13pt" fo:background-color="#80ffff" loext:char-shading-value="0" style:font-size-asian="13pt" style:font-size-complex="13pt"/>
    </style:style>
    <style:style style:name="T3" style:family="text">
      <style:text-properties fo:color="#000000" style:font-name="Arial" fo:font-size="13pt" officeooo:rsid="0022a3fb" fo:background-color="#80ffff" loext:char-shading-value="0" style:font-size-asian="13pt" style:font-size-complex="13pt"/>
    </style:style>
    <style:style style:name="T4" style:family="text">
      <style:text-properties fo:color="#000000" style:font-name="Arial" fo:font-size="13pt" officeooo:rsid="0022c078" fo:background-color="#80ffff" loext:char-shading-value="0" style:font-size-asian="13pt" style:font-size-complex="13pt"/>
    </style:style>
    <style:style style:name="T5" style:family="text">
      <style:text-properties fo:color="#000000" style:font-name="Arial" fo:font-size="13pt" officeooo:rsid="00242779" fo:background-color="#80ffff" loext:char-shading-value="0" style:font-size-asian="13pt" style:font-size-complex="13pt"/>
    </style:style>
    <style:style style:name="T6" style:family="text">
      <style:text-properties fo:color="#000000" style:font-name="Arial" fo:font-size="13pt" officeooo:rsid="00253c4d" fo:background-color="#80ffff" loext:char-shading-value="0" style:font-size-asian="13pt" style:font-size-complex="13pt"/>
    </style:style>
    <style:style style:name="T7" style:family="text">
      <style:text-properties fo:color="#000000" style:font-name="Arial" fo:font-size="13pt" officeooo:rsid="0025c9c2" fo:background-color="#80ffff" loext:char-shading-value="0" style:font-size-asian="13pt" style:font-size-complex="13pt"/>
    </style:style>
    <style:style style:name="T8" style:family="text">
      <style:text-properties fo:color="#000000" style:font-name="Arial" fo:font-size="13pt" officeooo:rsid="002746c2" fo:background-color="#80ffff" loext:char-shading-value="0" style:font-size-asian="13pt" style:font-size-complex="13pt"/>
    </style:style>
    <style:style style:name="T9" style:family="text">
      <style:text-properties fo:color="#000000" style:font-name="Arial" fo:font-size="13pt" officeooo:rsid="002939a4" fo:background-color="#80ffff" loext:char-shading-value="0" style:font-size-asian="13pt" style:font-size-complex="13pt"/>
    </style:style>
    <style:style style:name="T10" style:family="text">
      <style:text-properties style:font-name="Arial" fo:font-size="13pt" style:font-size-asian="13pt" style:font-size-complex="13pt"/>
    </style:style>
    <style:style style:name="T11" style:family="text">
      <style:text-properties style:font-name="Arial" fo:font-size="13pt" officeooo:rsid="00237926" style:font-size-asian="13pt" style:font-size-complex="13pt"/>
    </style:style>
    <style:style style:name="T12" style:family="text">
      <style:text-properties style:font-name="Arial" fo:font-size="13pt" officeooo:rsid="00245bf8" style:font-size-asian="13pt" style:font-size-complex="13pt"/>
    </style:style>
    <style:style style:name="T13" style:family="text">
      <style:text-properties officeooo:rsid="002145d9"/>
    </style:style>
    <style:style style:name="T14" style:family="text">
      <style:text-properties officeooo:rsid="00237926"/>
    </style:style>
    <style:style style:name="T15" style:family="text">
      <style:text-properties officeooo:rsid="00245bf8"/>
    </style:style>
    <style:style style:name="T16" style:family="text">
      <style:text-properties style:font-name="Arial" fo:font-size="13pt" style:font-size-asian="13pt" style:font-size-complex="13pt"/>
    </style:style>
    <style:style style:name="T17" style:family="text">
      <style:text-properties style:font-name="Arial" fo:font-size="13pt" officeooo:rsid="00245bf8" style:font-size-asian="13pt" style:font-size-complex="13pt"/>
    </style:style>
    <style:style style:name="T18" style:family="text">
      <style:text-properties style:font-name="Arial" fo:font-size="13pt" officeooo:rsid="00214a61" style:font-size-asian="13pt" style:font-size-complex="13pt"/>
    </style:style>
    <style:style style:name="T19" style:family="text">
      <style:text-properties style:font-name="Arial" fo:font-size="13pt" officeooo:rsid="00242779" style:font-size-asian="13pt" style:font-size-complex="13pt"/>
    </style:style>
    <style:style style:name="T20" style:family="text">
      <style:text-properties style:font-name="Arial" fo:font-size="13pt" officeooo:rsid="00253c4d" style:font-size-asian="13pt" style:font-size-complex="13pt"/>
    </style:style>
    <style:style style:name="T21" style:family="text">
      <style:text-properties style:font-name="Arial" fo:font-size="13pt" officeooo:rsid="0025c9c2" style:font-size-asian="13pt" style:font-size-complex="13pt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37">Milan Lajčiak</text:p>
        <text:h text:style-name="P42" text:outline-level="1"><text:bookmark-start text:name="bookmark0"/>SÚDRUŽKA MOJA ZEM<text:bookmark-end text:name="bookmark0"/></text:h>
        <text:p text:style-name="P4"/>
        <text:p text:style-name="P33">Všetkým, ktorí bojujú za nové dni.</text:p>
        <text:p text:style-name="P33"/>
        <text:p text:style-name="P33"/>
        <text:h text:style-name="P42" text:outline-level="2"><text:bookmark-start text:name="bookmark1"/>Dar<text:bookmark-end text:name="bookmark1"/></text:h>
        <text:p text:style-name="P4"/>
        <text:p text:style-name="P25">Ty si mi život darovala.</text:p>
        <text:p text:style-name="P4">To ešte nebol celkom deň.</text:p>
        <text:p text:style-name="P18">Kde tlely vyhne odhodlania,</text:p>
        <text:p text:style-name="P26">tam so mnou ty si bojovala</text:p>
        <text:p text:style-name="P26">za našu zem.</text:p>
        <text:p text:style-name="P26"/>
        <text:p text:style-name="P18">Hrsť popola a poli bezdný prach —</text:p>
        <text:p text:style-name="P26">hroby a čierne čečiny.</text:p>
        <text:p text:style-name="P18">To zostalo nám z bojov na horách</text:p>
        <text:p text:style-name="P26">a k tomu česť</text:p>
        <text:p text:style-name="P26">a čisté dejiny.</text:p>
        <text:p text:style-name="P4"/>
        <text:p text:style-name="P26"><text:soft-page-break/>Mal som už vtedy čiapku partizána,</text:p>
        <text:p text:style-name="P26">keď prežúval som a žul</text:p>
        <text:p text:style-name="P26">svoj revolučný kvas.</text:p>
        <text:p text:style-name="P18">Na smrť ma Nemci odsúdili,</text:p>
        <text:p text:style-name="P26">aj vlastní často neláskavo bili,</text:p>
        <text:p text:style-name="P26">zaviezli v brloh, koncentrák.</text:p>
        <text:p text:style-name="P4"/>
        <text:p text:style-name="P26">Takého nevidel som rána</text:p>
        <text:p text:style-name="P26">ako ten úsvit májový.</text:p>
        <text:p text:style-name="P18">A potom všetkým ty si povel dala —</text:p>
        <text:p text:style-name="P26">vziať do rúk borbu obnovy.</text:p>
        <text:p text:style-name="P4"/>
        <text:p text:style-name="P26">To so mnou vtedy si ty prečítala</text:p>
        <text:p text:style-name="P26">Dejiny VKS(b) v ruskom jazyku.</text:p>
        <text:p text:style-name="P4">A čo som nerozumel,</text:p>
        <text:p text:style-name="P18">to si dopĺňala,</text:p>
        <text:p text:style-name="P26">učila spoločnú reč</text:p>
        <text:p text:style-name="P26">a taktiku.</text:p>
        <text:p text:style-name="P4"/>
        <text:p text:style-name="P26">Kto riešil sudbu februára,</text:p>
        <text:p text:style-name="P26"><text:soft-page-break/>keď dvojročnice kolesá</text:p>
        <text:p text:style-name="P26">napred sa pohly útokom?</text:p>
        <text:p text:style-name="P18">Ty — sloboda, ty — príkaz,</text:p>
        <text:p text:style-name="P26">ty — búrkou ošľahaná skala,</text:p>
        <text:p text:style-name="P18"><text:span text:style-name="T13">ty —</text:span> našej triedy oceľová strana!</text:p>
        <text:p text:style-name="P4"/>
        <text:p text:style-name="P26">Slabým sa možno zakrútila hlava</text:p>
        <text:p text:style-name="P26">a zabudli na starý svet.</text:p>
        <text:p text:style-name="P18">Starý svet tu trčí</text:p>
        <text:p text:style-name="P26">a jeho laby dlávia</text:p>
        <text:p text:style-name="P26">podobných ako my</text:p>
        <text:p text:style-name="P26">pred malým počtom liet.</text:p>
        <text:p text:style-name="P4"/>
        <text:p text:style-name="P25">Do hĺbky duše si ma vzala.</text:p>
        <text:p text:style-name="P4">Životy naše sú dnes tvojím životom.</text:p>
        <text:p text:style-name="P40">Vlastnými rukami, v srdce si zákon napísala:</text:p>
        <text:p text:style-name="P18"><text:span text:style-name="T13">P</text:span>racova<text:span text:style-name="T13">ť</text:span> bystr<text:span text:style-name="T13">ý</text:span>m potokom,</text:p>
        <text:p text:style-name="P26">dobývať, tvoriť!</text:p>
        <text:p text:style-name="P18">Každý nový, rýchlejší, lepší</text:p>
        <text:p text:style-name="P26">kilogram budúceho sveta!</text:p>
        <text:h text:style-name="P42" text:outline-level="2"><text:soft-page-break/></text:h>
        <text:h text:style-name="P45" text:outline-level="2">I.</text:h>
        <text:h text:style-name="P46" text:outline-level="2"/>
        <text:h text:style-name="P46" text:outline-level="2"><text:bookmark-start text:name="bookmark2"/>Odchod<text:bookmark-end text:name="bookmark2"/></text:h>
        <text:p text:style-name="P4"/>
        <text:p text:style-name="P25">Ošedively blatá jesenné.</text:p>
        <text:p text:style-name="P19">To som len videl srdce človeka</text:p>
        <text:p text:style-name="P27">a nad ním odvalené bralo.</text:p>
        <text:p text:style-name="P19">Na plotoch rozvešané stanné právo</text:p>
        <text:p text:style-name="P27">a všetko pohltily plamene.</text:p>
        <text:p text:style-name="P27"/>
        <text:p text:style-name="P19">I našu mladosť v čiernom obmení —</text:p>
        <text:p text:style-name="P27">dve slová v jednom plynúce —</text:p>
        <text:p text:style-name="P27">omlely stuhy tankov.</text:p>
        <text:p text:style-name="P19">Nik neuvidí, čo uvidely</text:p>
        <text:p text:style-name="P27">pochodov našich skrvavené onuce.</text:p>
        <text:p text:style-name="P4"/>
        <text:p text:style-name="P27">Tak ako všetko, čo sa neobráti,</text:p>
        <text:p text:style-name="P27">slnko a guľky vnikajúce v cie<text:span text:style-name="T14">ľ</text:span>!</text:p>
        <text:p text:style-name="P20">V bojových bratstvách vyrástly lásky,</text:p>
        <text:p text:style-name="P28"><text:soft-page-break/>v nich oheň nesmrteľný tlel.</text:p>
        <text:p text:style-name="P4"/>
        <text:p text:style-name="P27">Slzami stromov bubnujúc</text:p>
        <text:p text:style-name="P27">ošedively cesty jesenné.</text:p>
        <text:p text:style-name="P19">To som len videl srdce človeka</text:p>
        <text:p text:style-name="P27">a nad ním odvalené bralo,</text:p>
        <text:p text:style-name="P27">odhodiac všetko cudzie, bezcenné.</text:p>
        <text:p text:style-name="P39"/>
        <text:p text:style-name="P47"/>
        <text:p text:style-name="P35"><text:span text:style-name="T10">Partizánske noc</text:span><text:span text:style-name="T11">i</text:span></text:p>
        <text:p text:style-name="P4"/>
        <text:p text:style-name="P19">Na noci dlhé, prebdené,</text:p>
        <text:p text:style-name="P27">s ich úžasom a chladom,</text:p>
        <text:p text:style-name="P27">ke<text:span text:style-name="T14">ď</text:span> ľudia zomierali</text:p>
        <text:p text:style-name="P27">ubití v boji a zradou —</text:p>
        <text:p text:style-name="P27">obojok zabudnutia hodiť</text:p>
        <text:p text:style-name="P27">nemožno. Nedá sa.</text:p>
        <text:p text:style-name="P19">Prv než svet nájde plody,</text:p>
        <text:p text:style-name="P27">krváca, krváca.</text:p>
        <text:p text:style-name="P4"/>
        <text:p text:style-name="P27"><text:soft-page-break/>A partizánske batalióny</text:p>
        <text:p text:style-name="P36"><text:span text:style-name="T11">šly s </text:span><text:span text:style-name="T10">úžasom a chladom.</text:span></text:p>
        <text:p text:style-name="P27">Zem svoju dobyť:</text:p>
        <text:p text:style-name="P19"><text:span text:style-name="T14">p</text:span>reč s fašizmom a hladom!</text:p>
        <text:p text:style-name="P27">Otroctva rozbiť prilby,</text:p>
        <text:p text:style-name="P36"><text:span text:style-name="T11">i rukou</text:span><text:span text:style-name="T10">, ktorá je holá.</text:span></text:p>
        <text:p text:style-name="P27">Vybuchly reflektory,</text:p>
        <text:p text:style-name="P27">kde dosiaľ tma len bola.</text:p>
        <text:p text:style-name="P4"/>
        <text:p text:style-name="P27">Na noci dlhé, prebdené,</text:p>
        <text:p text:style-name="P27">s padákom toluólu,</text:p>
        <text:p text:style-name="P27">keď ľudia umierali</text:p>
        <text:p text:style-name="P27">a boli predsa spolu,</text:p>
        <text:p text:style-name="P27">obojok zabudnutia hodiť</text:p>
        <text:p text:style-name="P27">nemožno, nedá sa.</text:p>
        <text:p text:style-name="P19">Prv než svet nájde plody,</text:p>
        <text:p text:style-name="P27">krvaca, krváca.</text:p>
        <text:p text:style-name="P4"/>
        <text:p text:style-name="P25"/>
        <text:p text:style-name="P27">Slávnosť na horách</text:p>
        <text:p text:style-name="P27"><text:soft-page-break/></text:p>
        <text:p text:style-name="P27">Dovoľte mi tu tíško byť.</text:p>
        <text:p text:style-name="P4">Je slávnosť.</text:p>
        <text:p text:style-name="P4">Súdruhov nesú v plytký hrob.</text:p>
        <text:p text:style-name="P19">A ponad jeseň preletujú</text:p>
        <text:p text:style-name="P27">vrany a vtáky,</text:p>
        <text:p text:style-name="P27">smrť.</text:p>
        <text:p text:style-name="P19">Čo je smrť iné ako láska</text:p>
        <text:p text:style-name="P27">pre túto našu zem?</text:p>
        <text:p text:style-name="P19">Čo je smrť táto iné ako zloba</text:p>
        <text:p text:style-name="P27">ku všetkým,</text:p>
        <text:p text:style-name="P27">čo na kolená padli</text:p>
        <text:p text:style-name="P27">a tak chcú umierať?</text:p>
        <text:p text:style-name="P19">Čo väčšieho je ako táto smrť,</text:p>
        <text:p text:style-name="P27">za zub zub,</text:p>
        <text:p text:style-name="P27">za oko oko,</text:p>
        <text:p text:style-name="P27">naša odpoveď?</text:p>
        <text:p text:style-name="P19">Na život myslíme my orli mladí,</text:p>
        <text:p text:style-name="P27">idúc dolinou.</text:p>
        <text:p text:style-name="P4"/>
        <text:p text:style-name="P25"><text:soft-page-break/></text:p>
        <text:p text:style-name="P25">Cez noci, prevrátené hladom</text:p>
        <text:p text:style-name="P4"/>
        <text:p text:style-name="P29">Neznámym povedz,</text:p>
        <text:p text:style-name="P29">koľko pravdy bilo</text:p>
        <text:p text:style-name="P29">do kovových dní.</text:p>
        <text:p text:style-name="P21">Cez našu jeseň</text:p>
        <text:p text:style-name="P29">nemo prechodilo</text:p>
        <text:p text:style-name="P29">v živote ranených.</text:p>
        <text:p text:style-name="P4"/>
        <text:p text:style-name="P29">O každom lístku vieme,</text:p>
        <text:p text:style-name="P29">ktorý tu vnivoč pado<text:span text:style-name="T15">l.</text:span></text:p>
        <text:p text:style-name="P29">Skrútený úlomok.</text:p>
        <text:p text:style-name="P21">Kto povie, ako volal</text:p>
        <text:p text:style-name="P29">o pomoc priateľskú</text:p>
        <text:p text:style-name="P29">ten štyridsiaty štvrtý rok?</text:p>
        <text:p text:style-name="P4"/>
        <text:p text:style-name="P29">Neznámym odkáž,</text:p>
        <text:p text:style-name="P29">koľko pravdy bilo</text:p>
        <text:p text:style-name="P29">na poplach svetom.</text:p>
        <text:p text:style-name="P21"><text:soft-page-break/>Slnce sa rozpálilo,</text:p>
        <text:p text:style-name="P29">šiel z neho hnev</text:p>
        <text:p text:style-name="P29">a blčal z guľometov.</text:p>
        <text:p text:style-name="P22"/>
        <text:p text:style-name="P30">O každom lístku vieme,</text:p>
        <text:p text:style-name="P30">ktorý tu vnivoč padol.</text:p>
        <text:p text:style-name="P30">Skrútený úlomok.</text:p>
        <text:p text:style-name="P21">Cez noci, prevŕtané hladom,</text:p>
        <text:p text:style-name="P29">do víchrov ozbrojených</text:p>
        <text:p text:style-name="P29">v rozbité okenice,</text:p>
        <text:p text:style-name="P4"/>
        <text:p text:style-name="P25">v rozpadnuté steny.</text:p>
        <text:p text:style-name="P4"/>
        <text:p text:style-name="P25"/>
        <text:p text:style-name="P34">Stalingrad</text:p>
        <text:p text:style-name="P34"/>
        <text:p text:style-name="P29">Vidím ťa, mesto hrdinské a krásne.</text:p>
        <text:p text:style-name="P29">Uprostred ďalekých, kvitnúcich svetov</text:p>
        <text:p text:style-name="P29">vyrastať v troskách potupeného času.</text:p>
        <text:p text:style-name="P21">A ľudské duše, plné nádejí,</text:p>
        <text:p text:style-name="P29"><text:soft-page-break/>k veľkosti slávných budúcností.</text:p>
        <text:p text:style-name="P4"/>
        <text:p text:style-name="P29">Už ani o záchrane sme nesnívali,</text:p>
        <text:p text:style-name="P29">keď v tvojich uliciach zástavu zdvihly</text:p>
        <text:p text:style-name="P29">ruky oslobodeného proletariátu.</text:p>
        <text:p text:style-name="P23">V záhradách smrti sviece zažnú matky</text:p>
        <text:p text:style-name="P31">nad každým hrobom spievajúcej stepi,</text:p>
        <text:p text:style-name="P31">každému menu, vyrytému do žulových skál</text:p>
        <text:p text:style-name="P31">na brehu rieky, kde vyhrážala zhuba.</text:p>
        <text:p text:style-name="P4"/>
        <text:p text:style-name="P25">Vidím ťa, mesto hrdinské krásne.</text:p>
        <text:p text:style-name="P21">Nad tebou žiaria súhvezdia vlakov,</text:p>
        <text:p text:style-name="P29">obrovských letísk.</text:p>
        <text:p text:style-name="P24">V palácoch učencov a robotníkov</text:p>
        <text:p text:style-name="P32">na stole hostina a víno.</text:p>
        <text:p text:style-name="P4">Ty prvé srdce medzi rovníkom a pólmi.</text:p>
        <text:p text:style-name="P4"/>
        <text:p text:style-name="P29">Parníky každoročne po Volge priplávu</text:p>
        <text:p text:style-name="P29">a všetky deti našej planéty ti listy pošlú</text:p>
        <text:p text:style-name="P29">známym háky báky písmom napísané</text:p>
        <text:p text:style-name="P29"><text:soft-page-break/>a plné nesmiernej lásky a slobody —</text:p>
        <text:p text:style-name="P29">Stalingrad, Stalingrad.</text:p>
        <text:p text:style-name="P4"/>
        <text:p text:style-name="P25"/>
        <text:h text:style-name="P85" text:outline-level="1"><text:bookmark-start text:name="bookmark01"/><text:span text:style-name="CharStyle7"><text:span text:style-name="T10">Nápisy červenoarmejcov</text:span></text:span><text:bookmark-end text:name="bookmark01"/></text:h>
        <text:p text:style-name="P107"><text:span text:style-name="CharStyle9"><text:span text:style-name="T10"/></text:span></text:p>
        <text:p text:style-name="P106"><text:span text:style-name="CharStyle9"><text:span text:style-name="T10">Na staré múry uličiek rozváľaných</text:span></text:span></text:p>
        <text:p text:style-name="P106"><text:span text:style-name="CharStyle9"><text:span text:style-name="T10">na líca popukaných stien,</text:span></text:span></text:p>
        <text:p text:style-name="P106"><text:span text:style-name="CharStyle9"><text:span text:style-name="T10">tu svoje verše nesmrteľné</text:span></text:span></text:p>
        <text:p text:style-name="P106"><text:span text:style-name="CharStyle9"><text:span text:style-name="T10">farbami ohňov napísali,</text:span></text:span></text:p>
        <text:p text:style-name="P106"><text:span text:style-name="CharStyle9"><text:span text:style-name="T10">lásku, ktorou len oni milovali,</text:span></text:span></text:p>
        <text:p text:style-name="P106"><text:span text:style-name="CharStyle9"><text:span text:style-name="T10">nenávisť horkejšiu než blen.</text:span></text:span></text:p>
        <text:p text:style-name="P107"><text:span text:style-name="CharStyle9"><text:span text:style-name="T10"/></text:span></text:p>
        <text:p text:style-name="P106"><text:span text:style-name="CharStyle9"><text:span text:style-name="T10">My písali sme spolu s nimi</text:span></text:span></text:p>
        <text:p text:style-name="P106"><text:span text:style-name="CharStyle9"><text:span text:style-name="T10">v žeravom dyme vybuchnutých striel,</text:span></text:span></text:p>
        <text:p text:style-name="P106"><text:span text:style-name="CharStyle9"><text:span text:style-name="T10">na ploty uschnuté, rukami ranenými,</text:span></text:span></text:p>
        <text:p text:style-name="P106"><text:span text:style-name="CharStyle9"><text:span text:style-name="T10">na štátne paláce, na domy nároží,</text:span></text:span></text:p>
        <text:p text:style-name="P106"><text:span text:style-name="CharStyle9"><text:span text:style-name="T10">i svoje srdcia vypálené,</text:span></text:span></text:p>
        <text:p text:style-name="P106"><text:span text:style-name="CharStyle9"><text:span text:style-name="T10">okuté do výkrikov</text:span></text:span></text:p>
        <text:p text:style-name="P106"><text:span text:style-name="CharStyle9"><text:span text:style-name="T10">a umiesené do hesiel.</text:span></text:span></text:p>
        <text:p text:style-name="P107"><text:soft-page-break/><text:span text:style-name="CharStyle9"><text:span text:style-name="T10"/></text:span></text:p>
        <text:p text:style-name="P106"><text:span text:style-name="CharStyle9"><text:span text:style-name="T10">Červenoarmejci ruky ťažké mali.</text:span></text:span></text:p>
        <text:p text:style-name="P106"><text:span text:style-name="CharStyle9"><text:span text:style-name="T10">Piliere hrdinstva a cti</text:span></text:span></text:p>
        <text:p text:style-name="P106"><text:span text:style-name="CharStyle9"><text:span text:style-name="T10">tvorili a kuli.</text:span></text:span></text:p>
        <text:p text:style-name="P107"><text:span text:style-name="CharStyle9"><text:span text:style-name="T10">Tak svoje verše nesmrteľné</text:span></text:span></text:p>
        <text:p text:style-name="P106"><text:span text:style-name="CharStyle9"><text:span text:style-name="T10">napísali</text:span></text:span></text:p>
        <text:p text:style-name="P106"><text:span text:style-name="CharStyle9"><text:span text:style-name="T10">žarnovom boja.</text:span></text:span></text:p>
        <text:p text:style-name="P107"><text:span text:style-name="CharStyle9"><text:span text:style-name="T10">Na mreže žalárov, na prístenky,</text:span></text:span></text:p>
        <text:p text:style-name="P106"><text:span text:style-name="CharStyle9"><text:span text:style-name="T10">priedomia, tabule a stĺpy,</text:span></text:span></text:p>
        <text:p text:style-name="P106"><text:span text:style-name="CharStyle9"><text:span text:style-name="T10">tam, kde sa dotknú čítajúce oči,</text:span></text:span></text:p>
        <text:p text:style-name="P106"><text:span text:style-name="CharStyle9"><text:span text:style-name="T10">zostaly krvavé slová.</text:span></text:span></text:p>
        <text:p text:style-name="P107"><text:span text:style-name="CharStyle9"><text:span text:style-name="T10"/></text:span></text:p>
        <text:p text:style-name="P106"><text:span text:style-name="CharStyle9"><text:span text:style-name="T10">Letecký benzín voňal z kolchozníkov,</text:span></text:span></text:p>
        <text:p text:style-name="P106"><text:span text:style-name="CharStyle9"><text:span text:style-name="T10">robotník v dlani život rozmrvil</text:span></text:span></text:p>
        <text:p text:style-name="P134"><text:span text:style-name="CharStyle9"><text:span text:style-name="T10">a obidvaja rovnako šli pritom.</text:span></text:span></text:p>
        <text:p text:style-name="P134"><text:span text:style-name="CharStyle9"><text:span text:style-name="T10">Na každej medzi</text:span></text:span></text:p>
        <text:p text:style-name="P133"><text:span text:style-name="CharStyle9"><text:span text:style-name="T10">u nás bojovali.</text:span></text:span></text:p>
        <text:p text:style-name="P134"><text:span text:style-name="CharStyle9"><text:span text:style-name="T10">Celý náš svet farbami veselými,</text:span></text:span></text:p>
        <text:p text:style-name="P133"><text:span text:style-name="CharStyle9"><text:span text:style-name="T10">slobodou maľovali,</text:span></text:span></text:p>
        <text:p text:style-name="P133"><text:span text:style-name="CharStyle9"><text:span text:style-name="T10">aby radostnejšie žil.</text:span></text:span></text:p>
        <text:p text:style-name="P134"><text:soft-page-break/><text:span text:style-name="CharStyle9"><text:span text:style-name="T10"/></text:span></text:p>
        <text:p text:style-name="P133"><text:span text:style-name="CharStyle9"><text:span text:style-name="T10">Nápisy šedivé od dažďa, sln</text:span></text:span><text:span text:style-name="CharStyle9"><text:span text:style-name="T2">c</text:span></text:span><text:span text:style-name="CharStyle9"><text:span text:style-name="T10">a, rakiet,</text:span></text:span></text:p>
        <text:p text:style-name="P133"><text:span text:style-name="CharStyle9"><text:span text:style-name="T10">kto vymaže tu z múrov, stien?</text:span></text:span></text:p>
        <text:p text:style-name="P134"><text:span text:style-name="CharStyle9"><text:span text:style-name="T10">Nie,</text:span></text:span></text:p>
        <text:p text:style-name="P133"><text:span text:style-name="CharStyle9"><text:span text:style-name="T10">tieto slová krvavé</text:span></text:span></text:p>
        <text:p text:style-name="P133"><text:span text:style-name="CharStyle9"><text:span text:style-name="T10">vstúpily do dejín</text:span></text:span></text:p>
        <text:p text:style-name="P133"><text:span text:style-name="CharStyle9"><text:span text:style-name="T10">širokým krokom sovietskeho človeka.</text:span></text:span></text:p>
        <text:p text:style-name="P133"><text:span text:style-name="CharStyle9"><text:span text:style-name="T10">Mín niet —</text:span></text:span></text:p>
        <text:p text:style-name="P134"><text:span text:style-name="CharStyle9"><text:span text:style-name="T10">nám na ďalšie cesty ďaleké</text:span></text:span></text:p>
        <text:p text:style-name="P133"><text:span text:style-name="CharStyle9"><text:span text:style-name="T10">žiaria ako pochodeň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21"/><text:span text:style-name="CharStyle7"><text:span text:style-name="T2">Ku</text:span></text:span><text:span text:style-name="CharStyle7"><text:span text:style-name="T10"> všetkým bránam sveta</text:span></text:span><text:bookmark-end text:name="bookmark21"/></text:h>
        <text:p text:style-name="P134"><text:span text:style-name="CharStyle9"><text:span text:style-name="T10"/></text:span></text:p>
        <text:p text:style-name="P133"><text:span text:style-name="CharStyle9"><text:span text:style-name="T10">Otvoriť srdce, ťažký sen,</text:span></text:span></text:p>
        <text:p text:style-name="P133"><text:span text:style-name="CharStyle9"><text:span text:style-name="T10">ku všetkým</text:span></text:span><text:span text:style-name="CharStyle9"><text:span text:style-name="T2"> </text:span></text:span><text:span text:style-name="CharStyle9"><text:span text:style-name="T10">bránam sveta,</text:span></text:span></text:p>
        <text:p text:style-name="P133"><text:span text:style-name="CharStyle9"><text:span text:style-name="T10">k ľuďom chcem.</text:span></text:span></text:p>
        <text:p text:style-name="P134"><text:span text:style-name="CharStyle9"><text:span text:style-name="T10">My kapsu žobrácku</text:span></text:span></text:p>
        <text:p text:style-name="P133"><text:span text:style-name="CharStyle9"><text:span text:style-name="T10">niesli sme kamením,</text:span></text:span></text:p>
        <text:p text:style-name="P133"><text:span text:style-name="CharStyle9"><text:span text:style-name="T10">lásku a nenávisť</text:span></text:span></text:p>
        <text:p text:style-name="P133"><text:soft-page-break/><text:span text:style-name="CharStyle9"><text:span text:style-name="T10">k chalúpkam shrbený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Krčmárski králi</text:span></text:span></text:p>
        <text:p text:style-name="P133"><text:span text:style-name="CharStyle9"><text:span text:style-name="T10">hodovali</text:span></text:span></text:p>
        <text:p text:style-name="P133"><text:span text:style-name="CharStyle9"><text:span text:style-name="T10">a my sme išli v púť.</text:span></text:span></text:p>
        <text:p text:style-name="P133"><text:span text:style-name="CharStyle9"><text:span text:style-name="T10">Kto môže roky hnevu zabudnúť?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A moje srdce — veľký sen —</text:span></text:span></text:p>
        <text:p text:style-name="P133"><text:span text:style-name="CharStyle9"><text:span text:style-name="T10">ku bránam sveta</text:span></text:span></text:p>
        <text:p text:style-name="P133"><text:span text:style-name="CharStyle9"><text:span text:style-name="T10">klope nad ránom.</text:span></text:span></text:p>
        <text:p text:style-name="P134"><text:span text:style-name="CharStyle9"><text:span text:style-name="T10">My deti pltníkov a želiarov,</text:span></text:span></text:p>
        <text:p text:style-name="P133"><text:span text:style-name="CharStyle9"><text:span text:style-name="T10">drotárov a furmanov</text:span></text:span></text:p>
        <text:p text:style-name="P133"><text:span text:style-name="CharStyle9"><text:span text:style-name="T10">v podzimnej scéne povstania</text:span></text:span></text:p>
        <text:p text:style-name="P133"><text:span text:style-name="CharStyle9"><text:span text:style-name="T10">odznova sme sa narodily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Preto, aby sme starý život</text:span></text:span></text:p>
        <text:p text:style-name="P133"><text:span text:style-name="CharStyle9"><text:span text:style-name="T10">navždy odhodily,</text:span></text:span></text:p>
        <text:p text:style-name="P133"><text:span text:style-name="CharStyle9"><text:span text:style-name="T10">preto, aby sme novým,</text:span></text:span></text:p>
        <text:p text:style-name="P133"><text:span text:style-name="CharStyle9"><text:span text:style-name="T10">lepším životom žily, —</text:span></text:span></text:p>
        <text:p text:style-name="P133"><text:span text:style-name="CharStyle9"><text:span text:style-name="T10">zapriahly do roboty stroje,</text:span></text:span></text:p>
        <text:p text:style-name="P133"><text:soft-page-break/><text:span text:style-name="CharStyle9"><text:span text:style-name="T10">mašiny — bojovnice.</text:span></text:span></text:p>
        <text:p text:style-name="P55"><text:span text:style-name="CharStyle11"><text:span text:style-name="T10"/></text:span></text:p>
        <text:p text:style-name="P134"><text:span text:style-name="CharStyle9"><text:span text:style-name="T10">Otvoriť srdce </text:span></text:span><text:span text:style-name="CharStyle9"><text:span text:style-name="T2">—</text:span></text:span><text:span text:style-name="CharStyle9"><text:span text:style-name="T10"> veľký sen —</text:span></text:span></text:p>
        <text:p text:style-name="P133"><text:span text:style-name="CharStyle9"><text:span text:style-name="T10">ku všetkým bránam sveta,</text:span></text:span></text:p>
        <text:p text:style-name="P133"><text:span text:style-name="CharStyle9"><text:span text:style-name="T10">k </text:span></text:span><text:span text:style-name="CharStyle9"><text:span text:style-name="T2">ľ</text:span></text:span><text:span text:style-name="CharStyle9"><text:span text:style-name="T10">uďom chce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Do dlan</text:span></text:span><text:span text:style-name="CharStyle9"><text:span text:style-name="T18">í</text:span></text:span><text:span text:style-name="CharStyle9"><text:span text:style-name="T10"> olovnice,</text:span></text:span></text:p>
        <text:p text:style-name="P133"><text:span text:style-name="CharStyle9"><text:span text:style-name="T10">odmerať budúce boje,</text:span></text:span></text:p>
        <text:p text:style-name="P133"><text:span text:style-name="CharStyle9"><text:span text:style-name="T10">odmerať odvahy stožiar.</text:span></text:span></text:p>
        <text:p text:style-name="P133"><text:span text:style-name="CharStyle9"><text:span text:style-name="T10">Vpr</text:span></text:span><text:span text:style-name="CharStyle9"><text:span text:style-name="T3">e</text:span></text:span><text:span text:style-name="CharStyle9"><text:span text:style-name="T10">d plným krokom!</text:span></text:span></text:p>
        <text:p text:style-name="P133"><text:span text:style-name="CharStyle9"><text:span text:style-name="T10">Zpäť cesta neni.</text:span></text:span></text:p>
        <text:p text:style-name="P134"><text:span text:style-name="CharStyle12"><text:span text:style-name="T10"/></text:span></text:p>
        <text:p text:style-name="P133"><text:span text:style-name="CharStyle12"><text:span text:style-name="T10">A na</text:span></text:span><text:span text:style-name="CharStyle9"><text:span text:style-name="T2">še</text:span></text:span><text:span text:style-name="CharStyle9"><text:span text:style-name="T10"> deti čarbať budú</text:span></text:span></text:p>
        <text:p text:style-name="P133"><text:span text:style-name="CharStyle9"><text:span text:style-name="T10">výstavby učebnice</text:span></text:span></text:p>
        <text:p text:style-name="P133"><text:span text:style-name="CharStyle9"><text:span text:style-name="T10">o premenenej zemi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p text:style-name="P328"><text:span text:style-name="CharStyle20"><text:span text:style-name="T10">II.</text:span></text:span></text:p>
        <text:h text:style-name="P90" text:outline-level="1"><text:span text:style-name="CharStyle7"><text:span text:style-name="T10"/></text:span></text:h>
        <text:h text:style-name="P89" text:outline-level="1"><text:bookmark-start text:name="bookmark4"/><text:span text:style-name="CharStyle7"><text:span text:style-name="T10">Známe kroky</text:span></text:span><text:bookmark-end text:name="bookmark4"/></text:h>
        <text:p text:style-name="P134"><text:soft-page-break/><text:span text:style-name="CharStyle9"><text:span text:style-name="T10"/></text:span></text:p>
        <text:p text:style-name="P133"><text:span text:style-name="CharStyle9"><text:span text:style-name="T10">Dunely kroky </text:span></text:span><text:span text:style-name="CharStyle9"><text:span text:style-name="T2">—</text:span></text:span></text:p>
        <text:p text:style-name="P133"><text:span text:style-name="CharStyle9"><text:span text:style-name="T10">úder na nákovu.</text:span></text:span></text:p>
        <text:p text:style-name="P133"><text:span text:style-name="CharStyle9"><text:span text:style-name="T10">Železo srdca ukované</text:span></text:span></text:p>
        <text:p text:style-name="P133"><text:span text:style-name="CharStyle9"><text:span text:style-name="T10">v pochode bojovom.</text:span></text:span></text:p>
        <text:p text:style-name="P133"><text:span text:style-name="CharStyle9"><text:span text:style-name="T10">A my sme naraz chceli</text:span></text:span></text:p>
        <text:p text:style-name="P133"><text:span text:style-name="CharStyle9"><text:span text:style-name="T10">počuť, kto volá — urááá —</text:span></text:span></text:p>
        <text:p text:style-name="P133"><text:span text:style-name="CharStyle9"><text:span text:style-name="T10">v štrnganí zbrane</text:span></text:span></text:p>
        <text:p text:style-name="P133"><text:span text:style-name="CharStyle9"><text:span text:style-name="T10">našu vlastnú reč.</text:span></text:span></text:p>
        <text:p text:style-name="P134"><text:span text:style-name="CharStyle9"><text:span text:style-name="T10">Dunely kroky —</text:span></text:span></text:p>
        <text:p text:style-name="P133"><text:span text:style-name="CharStyle9"><text:span text:style-name="T10">úder </text:span></text:span><text:span text:style-name="CharStyle9"><text:span text:style-name="T4">n</text:span></text:span><text:span text:style-name="CharStyle9"><text:span text:style-name="T10">a nákovu.</text:span></text:span></text:p>
        <text:p text:style-name="P133"><text:span text:style-name="CharStyle9"><text:span text:style-name="T10">A boly pre nás</text:span></text:span></text:p>
        <text:p text:style-name="P133"><text:span text:style-name="CharStyle9"><text:span text:style-name="T10">najvzácnejšia ve</text:span></text:span><text:span text:style-name="CharStyle9"><text:span text:style-name="T2">c</text:span></text:span><text:span text:style-name="CharStyle9"><text:span text:style-name="T10">.</text:span></text:span></text:p>
        <text:p text:style-name="P133"><text:span text:style-name="CharStyle9"><text:span text:style-name="T10">Na fabrický náš dvor,</text:span></text:span></text:p>
        <text:p text:style-name="P133"><text:span text:style-name="CharStyle9"><text:span text:style-name="T10">na rozpálené dielne,</text:span></text:span></text:p>
        <text:p text:style-name="P133"><text:span text:style-name="CharStyle9"><text:span text:style-name="T10">do bane vošly,</text:span></text:span></text:p>
        <text:p text:style-name="P133"><text:span text:style-name="CharStyle9"><text:span text:style-name="T10">rozdrobené uhly.</text:span></text:span></text:p>
        <text:p text:style-name="P133"><text:span text:style-name="CharStyle9"><text:span text:style-name="T10">Cez noci svietia reflektory,</text:span></text:span></text:p>
        <text:p text:style-name="P133"><text:span text:style-name="CharStyle9"><text:span text:style-name="T10"/></text:span></text:p>
        <text:p text:style-name="P133"><text:span text:style-name="CharStyle9"><text:span text:style-name="T10">kde dvíhajú sa pyšné,</text:span></text:span></text:p>
        <text:p text:style-name="P133"><text:soft-page-break/><text:span text:style-name="CharStyle9"><text:span text:style-name="T10">nedočkavé stavby.</text:span></text:span></text:p>
        <text:p text:style-name="P134"><text:span text:style-name="CharStyle9"><text:span text:style-name="T10">My o nich v každom vlaku vieme</text:span></text:span></text:p>
        <text:p text:style-name="P133"><text:span text:style-name="CharStyle9"><text:span text:style-name="T10">z tratí ďalekých.</text:span></text:span></text:p>
        <text:p text:style-name="P133"><text:span text:style-name="CharStyle9"><text:span text:style-name="T10">Tie kroky, to sú</text:span></text:span></text:p>
        <text:p text:style-name="P133"><text:span text:style-name="CharStyle9"><text:span text:style-name="T10">motory a pluhy,</text:span></text:span></text:p>
        <text:p text:style-name="P133"><text:span text:style-name="CharStyle9"><text:span text:style-name="T10">kvitnúcou jarou letia</text:span></text:span></text:p>
        <text:p text:style-name="P133"><text:span text:style-name="CharStyle9"><text:span text:style-name="T10">prosté jak šíra zem.</text:span></text:span></text:p>
        <text:p text:style-name="P134"><text:span text:style-name="CharStyle9"><text:span text:style-name="T2">V</text:span></text:span><text:span text:style-name="CharStyle9"><text:span text:style-name="T10"> červenej rude sa blyštia.</text:span></text:span></text:p>
        <text:p text:style-name="P134"><text:span text:style-name="CharStyle9"><text:span text:style-name="T10">V plameni vysokých peci majú tieň.</text:span></text:span></text:p>
        <text:p text:style-name="P133"><text:span text:style-name="CharStyle9"><text:span text:style-name="T10">Spolu ich sv</text:span></text:span><text:span text:style-name="CharStyle9"><text:span text:style-name="T4">a</text:span></text:span><text:span text:style-name="CharStyle9"><text:span text:style-name="T10">ril s nami</text:span></text:span></text:p>
        <text:p text:style-name="P133"><text:span text:style-name="CharStyle9"><text:span text:style-name="T10">a s naším dielom</text:span></text:span></text:p>
        <text:p text:style-name="P133"><text:span text:style-name="CharStyle9"><text:span text:style-name="T10">hrdinstva práce autogen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Tam, kde vstal čínsky kuli,</text:span></text:span></text:p>
        <text:p text:style-name="P133"><text:span text:style-name="CharStyle9"><text:span text:style-name="T10">za múrom predvekým</text:span></text:span></text:p>
        <text:p text:style-name="P133"><text:span text:style-name="CharStyle9"><text:span text:style-name="T10">a miesto mandarínov</text:span></text:span></text:p>
        <text:p text:style-name="P133"><text:span text:style-name="CharStyle9"><text:span text:style-name="T10">dvíha vlastnú päsť —</text:span></text:span></text:p>
        <text:p text:style-name="P133"><text:span text:style-name="CharStyle9"><text:span text:style-name="T10">tam tieto kroky</text:span></text:span></text:p>
        <text:p text:style-name="P133"><text:span text:style-name="CharStyle9"><text:span text:style-name="T10">najdrahšia sú vec</text:span></text:span><text:span text:style-name="CharStyle9"><text:span text:style-name="T2">.</text:span></text:span></text:p>
        <text:p text:style-name="P134"><text:span text:style-name="CharStyle9"><text:span text:style-name="T10">Tam, kde si baník Francie</text:span></text:span></text:p>
        <text:p text:style-name="P133"><text:soft-page-break/><text:span text:style-name="CharStyle9"><text:span text:style-name="T10">odporu rozžal kahanec,</text:span></text:span></text:p>
        <text:p text:style-name="P133"><text:span text:style-name="CharStyle9"><text:span text:style-name="T10">tam, všade na svete,</text:span></text:span></text:p>
        <text:p text:style-name="P133"><text:span text:style-name="CharStyle9"><text:span text:style-name="T10">v Malaji, B</text:span></text:span><text:span text:style-name="CharStyle9"><text:span text:style-name="T4">u</text:span></text:span><text:span text:style-name="CharStyle9"><text:span text:style-name="T10">rme, Jáve,</text:span></text:span></text:p>
        <text:p text:style-name="P133"><text:span text:style-name="CharStyle9"><text:span text:style-name="T10">Grécku a Pyren</text:span></text:span><text:span text:style-name="CharStyle9"><text:span text:style-name="T2">ejá</text:span></text:span><text:span text:style-name="CharStyle9"><text:span text:style-name="T10">ch,</text:span></text:span></text:p>
        <text:p text:style-name="P133"><text:span text:style-name="CharStyle9"><text:span text:style-name="T10">všade, kde </text:span></text:span><text:span text:style-name="CharStyle9"><text:span text:style-name="T2">ľ</text:span></text:span><text:span text:style-name="CharStyle9"><text:span text:style-name="T10">udia ma</text:span></text:span><text:span text:style-name="CharStyle9"><text:span text:style-name="T2">jú</text:span></text:span><text:span text:style-name="CharStyle9"><text:span text:style-name="T10"> česť —</text:span></text:span></text:p>
        <text:p text:style-name="P133"><text:span text:style-name="CharStyle9"><text:span text:style-name="T10">tam tieto kroky</text:span></text:span></text:p>
        <text:p text:style-name="P133"><text:span text:style-name="CharStyle9"><text:span text:style-name="T10">najdrahšia sú vec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Ak nám chce ktosi</text:span></text:span></text:p>
        <text:p text:style-name="P133"><text:span text:style-name="CharStyle9"><text:span text:style-name="T10">čiahnuť na slobodu,</text:span></text:span></text:p>
        <text:p text:style-name="P133"><text:span text:style-name="CharStyle9"><text:span text:style-name="T10">nech si len spomenie</text:span></text:span></text:p>
        <text:p text:style-name="P133"><text:span text:style-name="CharStyle9"><text:span text:style-name="T10">na kroky, ktoré dunia</text:span></text:span></text:p>
        <text:p text:style-name="P133"><text:span text:style-name="CharStyle9"><text:span text:style-name="T10">a idú na povel.</text:span></text:span></text:p>
        <text:p text:style-name="P134"><text:span text:style-name="CharStyle9"><text:span text:style-name="T10">Nech spomenie si</text:span></text:span></text:p>
        <text:p text:style-name="P133"><text:span text:style-name="CharStyle9"><text:span text:style-name="T10">na víťazné — urááá —</text:span></text:span></text:p>
        <text:p text:style-name="P133"><text:span text:style-name="CharStyle9"><text:span text:style-name="T10">na človeka, čo napred</text:span></text:span></text:p>
        <text:p text:style-name="P133"><text:span text:style-name="CharStyle9"><text:span text:style-name="T10">s holou hruďou šiel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6"/><text:span text:style-name="CharStyle7"><text:span text:style-name="T10">Nákladný vagón</text:span></text:span><text:bookmark-end text:name="bookmark6"/></text:h>
        <text:p text:style-name="P134"><text:soft-page-break/><text:span text:style-name="CharStyle9"><text:span text:style-name="T10"/></text:span></text:p>
        <text:p text:style-name="P133"><text:span text:style-name="CharStyle9"><text:span text:style-name="T10">Nákladný vagón na koľaji stál.</text:span></text:span></text:p>
        <text:p text:style-name="P134"><text:span text:style-name="CharStyle9"><text:span text:style-name="T10">Ja som sa díval, ako odchádzal.</text:span></text:span></text:p>
        <text:p text:style-name="P134"><text:span text:style-name="CharStyle9"><text:span text:style-name="T10">Za lokomotívou</text:span></text:span></text:p>
        <text:p text:style-name="P133"><text:span text:style-name="CharStyle9"><text:span text:style-name="T10">uviazaný psík.</text:span></text:span></text:p>
        <text:p text:style-name="P133"><text:span text:style-name="CharStyle9"><text:span text:style-name="T10">Pred deviatimi rokmi ho postavili</text:span></text:span></text:p>
        <text:p text:style-name="P133"><text:span text:style-name="CharStyle9"><text:span text:style-name="T10">vo vozovkách trnavských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epoznal on milujúce robotníkov dlane,</text:span></text:span></text:p>
        <text:p text:style-name="P133"><text:span text:style-name="CharStyle9"><text:span text:style-name="T10">horkosťou sa práce zalieval.</text:span></text:span></text:p>
        <text:p text:style-name="P134"><text:span text:style-name="CharStyle9"><text:span text:style-name="T10">Kočíky detské obchodníkom,</text:span></text:span></text:p>
        <text:p text:style-name="P133"><text:span text:style-name="CharStyle9"><text:span text:style-name="T10">topánočky voziť mal.</text:span></text:span></text:p>
        <text:p text:style-name="P134"><text:span text:style-name="CharStyle9"><text:span text:style-name="T10">Ako za ním zatvorili vráta okované,</text:span></text:span></text:p>
        <text:p text:style-name="P133"><text:span text:style-name="CharStyle9"><text:span text:style-name="T10">už na vojnu rukoval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Omotali jeho srdce dr</text:span></text:span><text:span text:style-name="CharStyle9"><text:span text:style-name="T5">ó</text:span></text:span><text:span text:style-name="CharStyle9"><text:span text:style-name="T10">tom ostnatým.</text:span></text:span></text:p>
        <text:p text:style-name="P133"><text:span text:style-name="CharStyle9"><text:span text:style-name="T10">Nakládli doň človeka.</text:span></text:span></text:p>
        <text:p text:style-name="P134"><text:span text:style-name="CharStyle9"><text:span text:style-name="T10">Mnoho z človeka v ňom nariekalo,</text:span></text:span></text:p>
        <text:p text:style-name="P133"><text:span text:style-name="CharStyle9"><text:span text:style-name="T10">keď sputnaný vláčil živých</text:span></text:span></text:p>
        <text:p text:style-name="P133"><text:span text:style-name="CharStyle9"><text:span text:style-name="T10">v zadlávený dym.</text:span></text:span></text:p>
        <text:p text:style-name="P134"><text:soft-page-break/><text:span text:style-name="CharStyle9"><text:span text:style-name="T10">Tam na jednom mieste stálo</text:span></text:span></text:p>
        <text:p text:style-name="P133"><text:span text:style-name="CharStyle9"><text:span text:style-name="T10">nesčíselné množstvo topánok.</text:span></text:span></text:p>
        <text:p text:style-name="P133"><text:span text:style-name="CharStyle9"><text:span text:style-name="T10">Bolesť išla spolu s ní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a fronty ho potom vzali,</text:span></text:span></text:p>
        <text:p text:style-name="P133"><text:span text:style-name="CharStyle9"><text:span text:style-name="T10">blúdil stepou, močarinou bez konca.</text:span></text:span></text:p>
        <text:p text:style-name="P133"><text:span text:style-name="CharStyle9"><text:span text:style-name="T10">Sprievodku mu vypísali:</text:span></text:span></text:p>
        <text:p text:style-name="P133"><text:span text:style-name="CharStyle9"><text:span text:style-name="T10">Na Slovensko východné.</text:span></text:span></text:p>
        <text:p text:style-name="P55"><text:span text:style-name="CharStyle11"><text:span text:style-name="T10"/></text:span></text:p>
        <text:p text:style-name="P134"><text:span text:style-name="CharStyle9"><text:span text:style-name="T10">To už vtedy zaž</text:span></text:span><text:span text:style-name="CharStyle9"><text:span text:style-name="T19">í</text:span></text:span><text:span text:style-name="CharStyle9"><text:span text:style-name="T10">hali</text:span></text:span></text:p>
        <text:p text:style-name="P133"><text:span text:style-name="CharStyle9"><text:span text:style-name="T2">Č</text:span></text:span><text:span text:style-name="CharStyle9"><text:span text:style-name="T10">apajevci pri Vranove</text:span></text:span></text:p>
        <text:p text:style-name="P133"><text:span text:style-name="CharStyle9"><text:span text:style-name="T10">slávy svojej pochodne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Dva mesiace prevážal nám chlapcov z hôr.</text:span></text:span></text:p>
        <text:p text:style-name="P133"><text:span text:style-name="CharStyle9"><text:span text:style-name="T10">Železničiari modroblúzi,</text:span></text:span></text:p>
        <text:p text:style-name="P133"><text:span text:style-name="CharStyle9"><text:span text:style-name="T10">čo neslúžili cudzím —</text:span></text:span></text:p>
        <text:p text:style-name="P133"><text:span text:style-name="CharStyle9"><text:span text:style-name="T10">meno mu dali hrdé:</text:span></text:span></text:p>
        <text:p text:style-name="P133"><text:span text:style-name="CharStyle9"><text:span text:style-name="T10">Mor ho! Mor</text:span></text:span><text:span text:style-name="CharStyle9"><text:span text:style-name="T2">!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ákladný vogón na stanici stál.</text:span></text:span></text:p>
        <text:p text:style-name="P133"><text:soft-page-break/><text:span text:style-name="CharStyle9"><text:span text:style-name="T10">Súdruhov nám do žalárov odvážal.</text:span></text:span></text:p>
        <text:p text:style-name="P133"><text:span text:style-name="CharStyle9"><text:span text:style-name="T10">Partizánov s blýskavými hviezdičkami,</text:span></text:span></text:p>
        <text:p text:style-name="P133"><text:span text:style-name="CharStyle9"><text:span text:style-name="T10">bradatých, poviazaných, ranených,</text:span></text:span></text:p>
        <text:p text:style-name="P133"><text:span text:style-name="CharStyle9"><text:span text:style-name="T10">tvrdých, smelých, kamenných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ám, čo sme na cestu sa dali</text:span></text:span></text:p>
        <text:p text:style-name="P133"><text:span text:style-name="CharStyle9"><text:span text:style-name="T10">z temníc fašistických dier,</text:span></text:span></text:p>
        <text:p text:style-name="P133"><text:span text:style-name="CharStyle9"><text:span text:style-name="T10">dlane na strannícku knižku prischly,</text:span></text:span></text:p>
        <text:p text:style-name="P133"><text:span text:style-name="CharStyle9"><text:span text:style-name="T10">prísahu prikovaly:</text:span></text:span></text:p>
        <text:p text:style-name="P133"><text:span text:style-name="CharStyle9"><text:span text:style-name="T10">Brániť mier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ákladný vagón na stanici stál.</text:span></text:span></text:p>
        <text:p text:style-name="P133"><text:span text:style-name="CharStyle9"><text:span text:style-name="T10">Ja som sa díval, ako odchádzal.</text:span></text:span></text:p>
        <text:p text:style-name="P133"><text:span text:style-name="CharStyle9"><text:span text:style-name="T10">Za lokomotívou</text:span></text:span></text:p>
        <text:p text:style-name="P133"><text:span text:style-name="CharStyle9"><text:span text:style-name="T10">uviazaný psík.</text:span></text:span></text:p>
        <text:p text:style-name="P134"><text:span text:style-name="CharStyle9"><text:span text:style-name="T2">Č</text:span></text:span><text:span text:style-name="CharStyle9"><text:span text:style-name="T10">ervenou farbou ho práve maľovali</text:span></text:span></text:p>
        <text:p text:style-name="P133"><text:span text:style-name="CharStyle9"><text:span text:style-name="T10">úderníci z dielní trnavských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8"/><text:span text:style-name="CharStyle7"><text:span text:style-name="T10">Rozhovor so súdružkou zemou</text:span></text:span><text:bookmark-end text:name="bookmark8"/></text:h>
        <text:p text:style-name="P134"><text:soft-page-break/><text:span text:style-name="CharStyle9"><text:span text:style-name="T10"/></text:span></text:p>
        <text:p text:style-name="P133"><text:span text:style-name="CharStyle9"><text:span text:style-name="T10">Ja, neznámy súdruh Ján,</text:span></text:span></text:p>
        <text:p text:style-name="P133"><text:span text:style-name="CharStyle9"><text:span text:style-name="T10">z fabriky milión pochádzam.</text:span></text:span></text:p>
        <text:p text:style-name="P133"><text:span text:style-name="CharStyle9"><text:span text:style-name="T10">Viem, kde je šťastia nášho podkova.</text:span></text:span></text:p>
        <text:p text:style-name="P133"><text:span text:style-name="CharStyle9"><text:span text:style-name="T10">Zhubená, odkopnutá kopytami,</text:span></text:span></text:p>
        <text:p text:style-name="P133"><text:span text:style-name="CharStyle9"><text:span text:style-name="T10">zabudnutá znavenými kon</text:span></text:span><text:span text:style-name="CharStyle9"><text:span text:style-name="T2">í</text:span></text:span><text:span text:style-name="CharStyle9"><text:span text:style-name="T10">kami,</text:span></text:span></text:p>
        <text:p text:style-name="P133"><text:span text:style-name="CharStyle9"><text:span text:style-name="T10">nemajúca domova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a, neznámy súdruh Ján,</text:span></text:span></text:p>
        <text:p text:style-name="P133"><text:span text:style-name="CharStyle9"><text:span text:style-name="T10">na ktorej strane je pravda, poznávam.</text:span></text:span></text:p>
        <text:p text:style-name="P133"><text:span text:style-name="CharStyle9"><text:span text:style-name="T10">Tri desaťročia hrôzy za mnou nariekajú,</text:span></text:span></text:p>
        <text:p text:style-name="P133"><text:span text:style-name="CharStyle9"><text:span text:style-name="T10">hladom mierovým a vojnovým,</text:span></text:span></text:p>
        <text:p text:style-name="P133"><text:span text:style-name="CharStyle9"><text:span text:style-name="T10">predmestím tuberkulózy.</text:span></text:span></text:p>
        <text:p text:style-name="P134"><text:span text:style-name="CharStyle9"><text:span text:style-name="T10">Ku všetkým, ktorí žijú</text:span></text:span></text:p>
        <text:p text:style-name="P133"><text:span text:style-name="CharStyle9"><text:span text:style-name="T10">rukami a mozgom —</text:span></text:span></text:p>
        <text:p text:style-name="P133"><text:span text:style-name="CharStyle9"><text:span text:style-name="T10">hovorím: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a, neznámy súdruh Ján,</text:span></text:span></text:p>
        <text:p text:style-name="P133"><text:span text:style-name="CharStyle9"><text:span text:style-name="T10">z fabriky milión pochádzam.</text:span></text:span></text:p>
        <text:p text:style-name="P133"><text:span text:style-name="CharStyle9"><text:span text:style-name="T10">Budúci tep času, ktorý dobyjem,</text:span></text:span></text:p>
        <text:p text:style-name="P133"><text:soft-page-break/><text:span text:style-name="CharStyle9"><text:span text:style-name="T10">je v mojom nemom stroji.</text:span></text:span></text:p>
        <text:p text:style-name="P133"><text:span text:style-name="CharStyle9"><text:span text:style-name="T10">Budúce stáročia a tisícročia —</text:span></text:span></text:p>
        <text:p text:style-name="P133"><text:span text:style-name="CharStyle9"><text:span text:style-name="T10">to budú vnukovia moji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a, neznámy súdruh Ján,</text:span></text:span></text:p>
        <text:p text:style-name="P133"><text:span text:style-name="CharStyle9"><text:span text:style-name="T10">pochopil som, že šťastie v svojich rukách mám.</text:span></text:span></text:p>
        <text:p text:style-name="P133"><text:span text:style-name="CharStyle9"><text:span text:style-name="T10">Viem, že to môže ísť —</text:span></text:span></text:p>
        <text:p text:style-name="P133"><text:span text:style-name="CharStyle9"><text:span text:style-name="T10">bez bubnov z ľudskej kože,</text:span></text:span></text:p>
        <text:p text:style-name="P133"><text:span text:style-name="CharStyle9"><text:span text:style-name="T10">bez ľudskej krvi na podkove,</text:span></text:span></text:p>
        <text:p text:style-name="P133"><text:span text:style-name="CharStyle9"><text:span text:style-name="T10">na poplach volajúcich kríz.</text:span></text:span></text:p>
        <text:p text:style-name="P55"><text:span text:style-name="CharStyle11"><text:span text:style-name="T10"/></text:span></text:p>
        <text:p text:style-name="P107"><text:span text:style-name="CharStyle9"><text:span text:style-name="T10">Ja, neznámy súdruh Ján,</text:span></text:span></text:p>
        <text:p text:style-name="P106"><text:span text:style-name="CharStyle9"><text:span text:style-name="T10">lepšie a rýchlejšie podkovy vyrábam.</text:span></text:span></text:p>
        <text:p text:style-name="P106"><text:span text:style-name="CharStyle9"><text:span text:style-name="T10">Pre koníky moderné a kovové,</text:span></text:span></text:p>
        <text:p text:style-name="P106"><text:span text:style-name="CharStyle9"><text:span text:style-name="T10">obruče gumové.</text:span></text:span></text:p>
        <text:p text:style-name="P107"><text:span text:style-name="CharStyle9"><text:span text:style-name="T10">Tú starú, ošúchanú,</text:span></text:span></text:p>
        <text:p text:style-name="P106"><text:span text:style-name="CharStyle9"><text:span text:style-name="T10">podkovu zbytočnú — rozbijem.</text:span></text:span></text:p>
        <text:p text:style-name="P106"><text:span text:style-name="CharStyle9"><text:span text:style-name="T10">Súdružka zem!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85" text:outline-level="1"><text:bookmark-start text:name="bookmark10"/><text:soft-page-break/><text:span text:style-name="CharStyle7"><text:span text:style-name="T10">Mladosť</text:span></text:span><text:bookmark-end text:name="bookmark10"/></text:h>
        <text:h text:style-name="P84" text:outline-level="1"><text:span text:style-name="CharStyle7"><text:span text:style-name="T10"/></text:span></text:h>
        <text:p text:style-name="P107"><text:span text:style-name="CharStyle9"><text:span text:style-name="T10">Mladosť sú medze rozorané.</text:span></text:span></text:p>
        <text:p text:style-name="P106"><text:span text:style-name="CharStyle9"><text:span text:style-name="T10">Do jari letia v slnca džbán.</text:span></text:span></text:p>
        <text:p text:style-name="P106"><text:span text:style-name="CharStyle9"><text:span text:style-name="T10">Krv bojovníkov starých</text:span></text:span></text:p>
        <text:p text:style-name="P106"><text:span text:style-name="CharStyle9"><text:span text:style-name="T10">mladosť má v krvi svojej.</text:span></text:span></text:p>
        <text:p text:style-name="P106"><text:span text:style-name="CharStyle9"><text:span text:style-name="T10">Pred sebou vidí nové svety</text:span></text:span></text:p>
        <text:p text:style-name="P106"><text:span text:style-name="CharStyle9"><text:span text:style-name="T10">tak ako vlastnú mozoľnatú dlaň.</text:span></text:span></text:p>
        <text:p text:style-name="P107"><text:span text:style-name="CharStyle9"><text:span text:style-name="T10"/></text:span></text:p>
        <text:p text:style-name="P106"><text:span text:style-name="CharStyle9"><text:span text:style-name="T10">Bagrami popol vynáša,</text:span></text:span></text:p>
        <text:p text:style-name="P106"><text:span text:style-name="CharStyle9"><text:span text:style-name="T10">usadlý, skamenelý.</text:span></text:span></text:p>
        <text:p text:style-name="P107"><text:span text:style-name="CharStyle9"><text:span text:style-name="T10">Kladivom bojov mení človeka</text:span></text:span></text:p>
        <text:p text:style-name="P106"><text:span text:style-name="CharStyle9"><text:span text:style-name="T10">V mladosti naše bratstvo</text:span></text:span></text:p>
        <text:p text:style-name="P106"><text:span text:style-name="CharStyle9"><text:span text:style-name="T19">p</text:span></text:span><text:span text:style-name="CharStyle9"><text:span text:style-name="T10">ribité nezlomným hákom,</text:span></text:span></text:p>
        <text:p text:style-name="P106"><text:span text:style-name="CharStyle9"><text:span text:style-name="T10">do žerava rozpálené</text:span></text:span></text:p>
        <text:p text:style-name="P106"><text:span text:style-name="CharStyle9"><text:span text:style-name="T10">preteká.</text:span></text:span></text:p>
        <text:p text:style-name="P107"><text:span text:style-name="CharStyle9"><text:span text:style-name="T10"/></text:span></text:p>
        <text:p text:style-name="P106"><text:span text:style-name="CharStyle9"><text:span text:style-name="T10">Oráči brázdy rozrývajú,</text:span></text:span></text:p>
        <text:p text:style-name="P106"><text:span text:style-name="CharStyle9"><text:span text:style-name="T10">jar do krokov im spieva.</text:span></text:span></text:p>
        <text:p text:style-name="P107"><text:span text:style-name="CharStyle9"><text:span text:style-name="T19">Š</text:span></text:span><text:span text:style-name="CharStyle9"><text:span text:style-name="T10">raubami oceľovými</text:span></text:span></text:p>
        <text:p text:style-name="P106"><text:soft-page-break/><text:span text:style-name="CharStyle9"><text:span text:style-name="T10">kalí sa</text:span></text:span></text:p>
        <text:p text:style-name="P106"><text:span text:style-name="CharStyle9"><text:span text:style-name="T10">múdry sústružník.</text:span></text:span></text:p>
        <text:p text:style-name="P107"><text:span text:style-name="CharStyle9"><text:span text:style-name="T2">Č</text:span></text:span><text:span text:style-name="CharStyle9"><text:span text:style-name="T10">iny,</text:span></text:span></text:p>
        <text:p text:style-name="P106"><text:span text:style-name="CharStyle9"><text:span text:style-name="T10">tie rastú v práci</text:span></text:span></text:p>
        <text:p text:style-name="P106"><text:span text:style-name="CharStyle9"><text:span text:style-name="T10">a mladosť rastie v nich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85" text:outline-level="1"><text:span text:style-name="CharStyle7"><text:span text:style-name="T19">Ľu</text:span></text:span><text:bookmark-start text:name="bookmark12"/><text:span text:style-name="CharStyle7"><text:span text:style-name="T10">dia a vtáci</text:span></text:span><text:bookmark-end text:name="bookmark12"/></text:h>
        <text:p text:style-name="P107"><text:span text:style-name="CharStyle9"><text:span text:style-name="T10"/></text:span></text:p>
        <text:p text:style-name="P106"><text:span text:style-name="CharStyle9"><text:span text:style-name="T10">Kde sa t</text:span></text:span><text:span text:style-name="CharStyle9"><text:span text:style-name="T2">í</text:span></text:span><text:span text:style-name="CharStyle9"><text:span text:style-name="T10"> vtáci stretnú s nami</text:span></text:span></text:p>
        <text:p text:style-name="P106"><text:span text:style-name="CharStyle9"><text:span text:style-name="T10">po piatich snehoch, ktoré plynú,</text:span></text:span></text:p>
        <text:p text:style-name="P106"><text:span text:style-name="CharStyle9"><text:span text:style-name="T10">tak ako plynie ustavične</text:span></text:span></text:p>
        <text:p text:style-name="P106"><text:span text:style-name="CharStyle9"><text:span text:style-name="T10">svietiaca troska na hŕbe.</text:span></text:span></text:p>
        <text:p text:style-name="P107"><text:span text:style-name="CharStyle9"><text:span text:style-name="T10">Vtáci sa vôbec nenavrátia</text:span></text:span></text:p>
        <text:p text:style-name="P106"><text:span text:style-name="CharStyle9"><text:span text:style-name="T10">na starodávnu domovinu.</text:span></text:span></text:p>
        <text:p text:style-name="P107"><text:span text:style-name="CharStyle9"><text:span text:style-name="T2"/></text:span></text:p>
        <text:p text:style-name="P106"><text:span text:style-name="CharStyle9"><text:span text:style-name="T5">Č</text:span></text:span><text:span text:style-name="CharStyle9"><text:span text:style-name="T10">o bolo, čo je — nebude.</text:span></text:span></text:p>
        <text:p text:style-name="P107"><text:span text:style-name="CharStyle9"><text:span text:style-name="T10">Možno tam, kde bolo hniezdo romantiky</text:span></text:span></text:p>
        <text:p text:style-name="P106"><text:span text:style-name="CharStyle9"><text:span text:style-name="T10">pre panské deti smysel túh —</text:span></text:span></text:p>
        <text:p text:style-name="P106"><text:span text:style-name="CharStyle9"><text:span text:style-name="T10">budú stáť pyšné lešenia.</text:span></text:span></text:p>
        <text:p text:style-name="P107"><text:soft-page-break/><text:span text:style-name="CharStyle9"><text:span text:style-name="T10">Výťahy tehál s rytmom pravidelným</text:span></text:span></text:p>
        <text:p text:style-name="P106"><text:span text:style-name="CharStyle9"><text:span text:style-name="T10">v železných pľúcach miesiť vzduch.</text:span></text:span></text:p>
        <text:p text:style-name="P106"><text:span text:style-name="CharStyle9"><text:span text:style-name="T10">Kde vtáci nad lúkami tiahli,</text:span></text:span></text:p>
        <text:p text:style-name="P106"><text:span text:style-name="CharStyle9"><text:span text:style-name="T10">spievajúc svoje blúdenia,</text:span></text:span></text:p>
        <text:p text:style-name="P106"><text:span text:style-name="CharStyle9"><text:span text:style-name="T10">tam pôjdu ľudia do fabriky</text:span></text:span></text:p>
        <text:p text:style-name="P106"><text:span text:style-name="CharStyle9"><text:span text:style-name="T10">budovať slávu svojich rúk.</text:span></text:span></text:p>
        <text:p text:style-name="P107"><text:span text:style-name="CharStyle9"><text:span text:style-name="T10"/></text:span></text:p>
        <text:p text:style-name="P106"><text:span text:style-name="CharStyle9"><text:span text:style-name="T10">Snehy, je známe, rýchle plynú.</text:span></text:span></text:p>
        <text:p text:style-name="P106"><text:span text:style-name="CharStyle9"><text:span text:style-name="T10">My nespoznáme svoju domovinu</text:span></text:span></text:p>
        <text:p text:style-name="P106"><text:span text:style-name="CharStyle9"><text:span text:style-name="T10">po piatich rokoch úrodných.</text:span></text:span></text:p>
        <text:p text:style-name="P107"><text:span text:style-name="CharStyle9"><text:span text:style-name="T10">Kŕdle si nájdu svoje pramene,</text:span></text:span></text:p>
        <text:p text:style-name="P106"><text:span text:style-name="CharStyle9"><text:span text:style-name="T10">jar nájde svoje pokušenia —</text:span></text:span></text:p>
        <text:p text:style-name="P106"><text:span text:style-name="CharStyle9"><text:span text:style-name="T10">ukryté horniny.</text:span></text:span></text:p>
        <text:p text:style-name="P107"><text:span text:style-name="CharStyle9"><text:span text:style-name="T10">Kde rástly kvety pod horami</text:span></text:span></text:p>
        <text:p text:style-name="P106"><text:span text:style-name="CharStyle9"><text:span text:style-name="T10">pre potešenie vtákov sťahovavých —</text:span></text:span></text:p>
        <text:p text:style-name="P106"><text:span text:style-name="CharStyle9"><text:span text:style-name="T10">tam dozrú nové komíny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14"/><text:span text:style-name="CharStyle7"><text:span text:style-name="T10">Verš do kalendára</text:span></text:span><text:bookmark-end text:name="bookmark14"/></text:h>
        <text:p text:style-name="P134"><text:span text:style-name="CharStyle9"><text:span text:style-name="T10"/></text:span></text:p>
        <text:p text:style-name="P133"><text:soft-page-break/><text:span text:style-name="CharStyle9"><text:span text:style-name="T10">Nie sme tí, ktorých vídavali včera</text:span></text:span></text:p>
        <text:p text:style-name="P133"><text:span text:style-name="CharStyle9"><text:span text:style-name="T10">miesiť jak hlinu život vzbúrený.</text:span></text:span></text:p>
        <text:p text:style-name="P134"><text:span text:style-name="CharStyle9"><text:span text:style-name="T10">Na prstoch čítajúc prevahu nepriateľa —</text:span></text:span></text:p>
        <text:p text:style-name="P133"><text:span text:style-name="CharStyle9"><text:span text:style-name="T10">my vyrástli sme v bojoch znamení.</text:span></text:span></text:p>
        <text:p text:style-name="P134"><text:span text:style-name="CharStyle9"><text:span text:style-name="T10">Nie sme tí, ktorých vídavali včera,</text:span></text:span></text:p>
        <text:p text:style-name="P133"><text:span text:style-name="CharStyle9"><text:span text:style-name="T10">zalomiť ruky nad most zlomený.</text:span></text:span></text:p>
        <text:p text:style-name="P133"><text:span text:style-name="CharStyle9"><text:span text:style-name="T10">Tak ako med svoj sbiera včela —</text:span></text:span></text:p>
        <text:p text:style-name="P133"><text:span text:style-name="CharStyle9"><text:span text:style-name="T10">my vyrástli sme v práce znamení.</text:span></text:span></text:p>
        <text:p text:style-name="P133"><text:span text:style-name="CharStyle9"><text:span text:style-name="T10">Nie sme tí, ktorých vídavali včera.</text:span></text:span></text:p>
        <text:p text:style-name="P133"><text:span text:style-name="CharStyle9"><text:span text:style-name="T10">My sme už celkom iní dnes.</text:span></text:span></text:p>
        <text:p text:style-name="P134"><text:span text:style-name="CharStyle9"><text:span text:style-name="T10">Odtrhnúť možno lístok z kalendára,</text:span></text:span></text:p>
        <text:p text:style-name="P133"><text:span text:style-name="CharStyle9"><text:span text:style-name="T10">prečiarnuť dnešky, ktoré ohňom žiaria,</text:span></text:span></text:p>
        <text:p text:style-name="P133"><text:span text:style-name="CharStyle9"><text:span text:style-name="T10">vyrvať je možno srdce z tela —</text:span></text:span></text:p>
        <text:p text:style-name="P133"><text:span text:style-name="CharStyle9"><text:span text:style-name="T10">nám zajtrajšok už dlaní nevyrveš!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16"/><text:span text:style-name="CharStyle7"><text:span text:style-name="T10">Legenda</text:span></text:span><text:bookmark-end text:name="bookmark16"/></text:h>
        <text:p text:style-name="P134"><text:span text:style-name="CharStyle9"><text:span text:style-name="T10"/></text:span></text:p>
        <text:p text:style-name="P133"><text:span text:style-name="CharStyle9"><text:span text:style-name="T10">Fertušky roztrhané,</text:span></text:span></text:p>
        <text:p text:style-name="P133"><text:span text:style-name="CharStyle9"><text:span text:style-name="T10">v popoli smútku ženy staré,</text:span></text:span></text:p>
        <text:p text:style-name="P133"><text:soft-page-break/><text:span text:style-name="CharStyle9"><text:span text:style-name="T10">sirôtok slzy,</text:span></text:span></text:p>
        <text:p text:style-name="P133"><text:span text:style-name="CharStyle9"><text:span text:style-name="T10">vojna a kamenec.</text:span></text:span></text:p>
        <text:p text:style-name="P134"><text:span text:style-name="CharStyle9"><text:span text:style-name="T2">Č</text:span></text:span><text:span text:style-name="CharStyle9"><text:span text:style-name="T10">o všetko zakúsili ľudia,</text:span></text:span></text:p>
        <text:p text:style-name="P133"><text:span text:style-name="CharStyle9"><text:span text:style-name="T10">čo všetko prežili!</text:span></text:span></text:p>
        <text:p text:style-name="P134"><text:span text:style-name="CharStyle9"><text:span text:style-name="T10">Za slúžky pánom išly dievčatká,</text:span></text:span></text:p>
        <text:p text:style-name="P133"><text:span text:style-name="CharStyle9"><text:span text:style-name="T10">na fronty cudzie mládenec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Hornád sa búri ako čas,</text:span></text:span></text:p>
        <text:p text:style-name="P133"><text:span text:style-name="CharStyle9"><text:span text:style-name="T10">mútne sú jeho vlny.</text:span></text:span></text:p>
        <text:p text:style-name="P134"><text:span text:style-name="CharStyle9"><text:span text:style-name="T10">Rokami plynul krvavými</text:span></text:span></text:p>
        <text:p text:style-name="P133"><text:span text:style-name="CharStyle9"><text:span text:style-name="T10">a o nich spieval prúd.</text:span></text:span></text:p>
        <text:p text:style-name="P133"><text:span text:style-name="CharStyle9"><text:span text:style-name="T2">Ž</text:span></text:span><text:span text:style-name="CharStyle9"><text:span text:style-name="T10">andárske pušky zastrelily</text:span></text:span></text:p>
        <text:p text:style-name="P133"><text:span text:style-name="CharStyle9"><text:span text:style-name="T10">montérov, ktorí štrajkovali,</text:span></text:span></text:p>
        <text:p text:style-name="P133"><text:span text:style-name="CharStyle9"><text:span text:style-name="T10">vojenské </text:span></text:span><text:span text:style-name="CharStyle9"><text:span text:style-name="T6">b</text:span></text:span><text:span text:style-name="CharStyle9"><text:span text:style-name="T10">odlá dopichaly</text:span></text:span></text:p>
        <text:p text:style-name="P133"><text:span text:style-name="CharStyle9"><text:span text:style-name="T10">dobývačov rúd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Lokomotívy odvláčily stroje,</text:span></text:span></text:p>
        <text:p text:style-name="P133"><text:span text:style-name="CharStyle9"><text:span text:style-name="T10">zdroj roboty a zárobkov,</text:span></text:span></text:p>
        <text:p text:style-name="P133"><text:span text:style-name="CharStyle9"><text:span text:style-name="T10">chudobné skyvy rozhodené</text:span></text:span></text:p>
        <text:p text:style-name="P133"><text:span text:style-name="CharStyle9"><text:span text:style-name="T10">krompašským údolím.</text:span></text:span></text:p>
        <text:p text:style-name="P134"><text:soft-page-break/><text:span text:style-name="CharStyle9"><text:span text:style-name="T10">Na koľajnice vlastným telom</text:span></text:span></text:p>
        <text:p text:style-name="P133"><text:span text:style-name="CharStyle9"><text:span text:style-name="T10">zaľahli robotníci,</text:span></text:span></text:p>
        <text:p text:style-name="P133"><text:span text:style-name="CharStyle9"><text:span text:style-name="T10">holými rukami sa o ne rvúc —</text:span></text:span></text:p>
        <text:p text:style-name="P133"><text:span text:style-name="CharStyle9"><text:span text:style-name="T10">tušiac, že patria im.</text:span></text:span></text:p>
        <text:p text:style-name="P55"><text:span text:style-name="CharStyle11"><text:span text:style-name="T10"/></text:span></text:p>
        <text:p text:style-name="P134"><text:span text:style-name="CharStyle9"><text:span text:style-name="T10">Legendu si tu deti rozprávajú</text:span></text:span></text:p>
        <text:p text:style-name="P133"><text:span text:style-name="CharStyle9"><text:span text:style-name="T10">o boľševikoch — hrdinoch.</text:span></text:span></text:p>
        <text:p text:style-name="P134"><text:span text:style-name="CharStyle9"><text:span text:style-name="T10">Zrodili sa ako v búrke rieky,</text:span></text:span></text:p>
        <text:p text:style-name="P133"><text:span text:style-name="CharStyle9"><text:span text:style-name="T10">vyb</text:span></text:span><text:span text:style-name="CharStyle9"><text:span text:style-name="T6">ĺ</text:span></text:span><text:span text:style-name="CharStyle9"><text:span text:style-name="T10">kli ako dym.</text:span></text:span></text:p>
        <text:p text:style-name="P134"><text:span text:style-name="CharStyle9"><text:span text:style-name="T10">Toho, kto s ľudom žije,</text:span></text:span></text:p>
        <text:p text:style-name="P133"><text:span text:style-name="CharStyle9"><text:span text:style-name="T10">životy dáva za obeť</text:span></text:span></text:p>
        <text:p text:style-name="P133"><text:span text:style-name="CharStyle9"><text:span text:style-name="T10">a s jeho vrahmi zápas</text:span></text:span><text:span text:style-name="CharStyle9"><text:span text:style-name="T2">í</text:span></text:span><text:span text:style-name="CharStyle9"><text:span text:style-name="T10"> —</text:span></text:span></text:p>
        <text:p text:style-name="P133"><text:span text:style-name="CharStyle9"><text:span text:style-name="T10">hrdúsiť darmo dr</text:span></text:span><text:span text:style-name="CharStyle9"><text:span text:style-name="T20">ó</text:span></text:span><text:span text:style-name="CharStyle9"><text:span text:style-name="T10">tom ostnatý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Krompachy bez fabrík,</text:span></text:span></text:p>
        <text:p text:style-name="P133"><text:span text:style-name="CharStyle9"><text:span text:style-name="T10">bez komínov a pecí,</text:span></text:span></text:p>
        <text:p text:style-name="P133"><text:span text:style-name="CharStyle9"><text:span text:style-name="T10">bez slnka, bez lanoviek,</text:span></text:span></text:p>
        <text:p text:style-name="P133"><text:span text:style-name="CharStyle9"><text:span text:style-name="T10">nemal</text:span></text:span><text:span text:style-name="CharStyle9"><text:span text:style-name="T6">y</text:span></text:span><text:span text:style-name="CharStyle9"><text:span text:style-name="T10"> vlastnú reč.</text:span></text:span></text:p>
        <text:p text:style-name="P133"><text:span text:style-name="CharStyle9"><text:span text:style-name="T10">Kto povie však</text:span></text:span></text:p>
        <text:p text:style-name="P133"><text:span text:style-name="CharStyle9"><text:span text:style-name="T10">výkrik pri meste krompašskom,</text:span></text:span></text:p>
        <text:p text:style-name="P133"><text:soft-page-break/><text:span text:style-name="CharStyle9"><text:span text:style-name="T10">keď prechádzal ním ostrým krokom</text:span></text:span></text:p>
        <text:p text:style-name="P133"><text:span text:style-name="CharStyle9"><text:span text:style-name="T10">prvý krasnoarmejec?</text:span></text:span></text:p>
        <text:p text:style-name="P133"><text:span text:style-name="CharStyle9"><text:span text:style-name="T10"/></text:span></text:p>
        <text:p text:style-name="P134"><text:span text:style-name="CharStyle9"><text:span text:style-name="T10">Šiel pod bremenom nachýlený</text:span></text:span></text:p>
        <text:p text:style-name="P133"><text:span text:style-name="CharStyle9"><text:span text:style-name="T10">a niesol nemú výpoveď:</text:span></text:span></text:p>
        <text:p text:style-name="P133"><text:span text:style-name="CharStyle9"><text:span text:style-name="T10">montérov umučených,</text:span></text:span></text:p>
        <text:p text:style-name="P133"><text:span text:style-name="CharStyle9"><text:span text:style-name="T10">baníkov, dobývačov rúd.</text:span></text:span></text:p>
        <text:p text:style-name="P133"><text:span text:style-name="CharStyle9"><text:span text:style-name="T10">A Hornád plynul ako čas,</text:span></text:span></text:p>
        <text:p text:style-name="P133"><text:span text:style-name="CharStyle9"><text:span text:style-name="T10">mútnymi vlnami.</text:span></text:span></text:p>
        <text:p text:style-name="P134"><text:span text:style-name="CharStyle9"><text:span text:style-name="T10">Len krvi bolo viacej na hladine</text:span></text:span></text:p>
        <text:p text:style-name="P133"><text:span text:style-name="CharStyle9"><text:span text:style-name="T10">a o nej spieval prúd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Zo strastí, pokorení,</text:span></text:span></text:p>
        <text:p text:style-name="P133"><text:span text:style-name="CharStyle9"><text:span text:style-name="T10">obetí a múk</text:span></text:span></text:p>
        <text:p text:style-name="P133"><text:span text:style-name="CharStyle9"><text:span text:style-name="T10">vyrástly nové oblohy,</text:span></text:span></text:p>
        <text:p text:style-name="P133"><text:span text:style-name="CharStyle9"><text:span text:style-name="T10">ľudovej moci štát.</text:span></text:span></text:p>
        <text:p text:style-name="P134"><text:span text:style-name="CharStyle9"><text:span text:style-name="T10">Dnes iný zápas pred nami,</text:span></text:span></text:p>
        <text:p text:style-name="P133"><text:span text:style-name="CharStyle9"><text:span text:style-name="T10">boj s bohatstvami prírody.</text:span></text:span></text:p>
        <text:p text:style-name="P133"><text:span text:style-name="CharStyle9"><text:span text:style-name="T10">Ju dobyť, ovládnuť,</text:span></text:span></text:p>
        <text:p text:style-name="P133"><text:span text:style-name="CharStyle9"><text:span text:style-name="T10">je možný jeden rezultát.</text:span></text:span></text:p>
        <text:p text:style-name="P55"><text:soft-page-break/><text:span text:style-name="CharStyle11"><text:span text:style-name="T10"/></text:span></text:p>
        <text:p text:style-name="P134"><text:span text:style-name="CharStyle9"><text:span text:style-name="T10">Lokomotívy tiahnu naše stroje,</text:span></text:span></text:p>
        <text:p text:style-name="P133"><text:span text:style-name="CharStyle9"><text:span text:style-name="T10">betonári sa vedú za ruky</text:span></text:span></text:p>
        <text:p text:style-name="P133"><text:span text:style-name="CharStyle9"><text:span text:style-name="T10">v boji za položenie základov</text:span></text:span></text:p>
        <text:p text:style-name="P133"><text:span text:style-name="CharStyle9"><text:span text:style-name="T10">pre nový závod MEZ.</text:span></text:span></text:p>
        <text:p text:style-name="P134"><text:span text:style-name="CharStyle9"><text:span text:style-name="T10">Legendu si tu deti rozprávajú</text:span></text:span></text:p>
        <text:p text:style-name="P133"><text:span text:style-name="CharStyle9"><text:span text:style-name="T10">o tom, jak súdruh </text:span></text:span><text:span text:style-name="CharStyle9"><text:span text:style-name="T2">Š</text:span></text:span><text:span text:style-name="CharStyle9"><text:span text:style-name="T10">iroký</text:span></text:span></text:p>
        <text:p text:style-name="P133"><text:span text:style-name="CharStyle9"><text:span text:style-name="T10">šiel Krompachami v sprievode</text:span></text:span></text:p>
        <text:p text:style-name="P133"><text:span text:style-name="CharStyle9"><text:span text:style-name="T10">a vravel nad troskami reč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Reč o budúcej sláve Krompách,</text:span></text:span></text:p>
        <text:p text:style-name="P133"><text:span text:style-name="CharStyle9"><text:span text:style-name="T10">elektrotechnike Edisona,</text:span></text:span></text:p>
        <text:p text:style-name="P133"><text:span text:style-name="CharStyle9"><text:span text:style-name="T10">ktorú tu vystaviame</text:span></text:span></text:p>
        <text:p text:style-name="P133"><text:span text:style-name="CharStyle9"><text:span text:style-name="T10">pre večné blaho liet.</text:span></text:span></text:p>
        <text:p text:style-name="P134"><text:span text:style-name="CharStyle9"><text:span text:style-name="T10">A jeho oči zažiarily,</text:span></text:span></text:p>
        <text:p text:style-name="P133"><text:span text:style-name="CharStyle9"><text:span text:style-name="T10">keď teplé dlane robotníkov</text:span></text:span></text:p>
        <text:p text:style-name="P133"><text:span text:style-name="CharStyle9"><text:span text:style-name="T10">mu boly sľubom úderníckych činov,</text:span></text:span></text:p>
        <text:p text:style-name="P133"><text:span text:style-name="CharStyle9"><text:span text:style-name="T10">čo na reči sú jasná odpoveď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18"/><text:soft-page-break/><text:span text:style-name="CharStyle7"><text:span text:style-name="T10">Dva životy</text:span></text:span><text:bookmark-end text:name="bookmark18"/></text:h>
        <text:h text:style-name="P89" text:outline-level="1"><text:span text:style-name="CharStyle7"><text:span text:style-name="T10"/></text:span></text:h>
        <text:p text:style-name="P134"><text:span text:style-name="CharStyle9"><text:span text:style-name="T10">Štyridsať rokov hrdlačil som ťažko</text:span></text:span></text:p>
        <text:p text:style-name="P133"><text:span text:style-name="CharStyle9"><text:span text:style-name="T10">a chleba nebolo.</text:span></text:span></text:p>
        <text:p text:style-name="P134"><text:span text:style-name="CharStyle9"><text:span text:style-name="T10">Bedárov húfy šly zablatenou hradskou,</text:span></text:span></text:p>
        <text:p text:style-name="P133"><text:span text:style-name="CharStyle9"><text:span text:style-name="T10">ja medzi nimi, ani paholok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Štyridsať rokov ľadových a temných</text:span></text:span></text:p>
        <text:p text:style-name="P133"><text:span text:style-name="CharStyle9"><text:span text:style-name="T10">slnce som videl iba zďaleka</text:span></text:span></text:p>
        <text:p text:style-name="P133"><text:span text:style-name="CharStyle9"><text:span text:style-name="T10">a v nociach žalárov a temníc</text:span></text:span></text:p>
        <text:p text:style-name="P133"><text:span text:style-name="CharStyle9"><text:span text:style-name="T10">vraždily pušky synov človeka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Štyridsať rokov s batôžkom a kôrkou,</text:span></text:span></text:p>
        <text:p text:style-name="P133"><text:span text:style-name="CharStyle9"><text:span text:style-name="T10">poslednou kôrkou zaschnutou</text:span></text:span></text:p>
        <text:p text:style-name="P133"><text:span text:style-name="CharStyle9"><text:span text:style-name="T10">za lepšie svety bojoval som</text:span></text:span></text:p>
        <text:p text:style-name="P133"><text:span text:style-name="CharStyle9"><text:span text:style-name="T10">s červenou hviezdou v srdci zažnutou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Hviezda nás viedla v kraje zasľúbené,</text:span></text:span></text:p>
        <text:p text:style-name="P133"><text:span text:style-name="CharStyle9"><text:span text:style-name="T10">niet viacej bedárov.</text:span></text:span></text:p>
        <text:p text:style-name="P134"><text:span text:style-name="CharStyle9"><text:span text:style-name="T10">Dnes všetci hrdo pracujeme —</text:span></text:span></text:p>
        <text:p text:style-name="P133"><text:soft-page-break/><text:span text:style-name="CharStyle9"><text:span text:style-name="T10">ja v parte dobrých haviarov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už na smetisko dní, čo vnivoč stlely,</text:span></text:span></text:p>
        <text:p text:style-name="P133"><text:span text:style-name="CharStyle9"><text:span text:style-name="T10">včerajšie tiene hádžem pokojne.</text:span></text:span></text:p>
        <text:p text:style-name="P134"><text:span text:style-name="CharStyle9"><text:span text:style-name="T10">Slnce som objavil a letím k nemu smelý,</text:span></text:span></text:p>
        <text:p text:style-name="P133"><text:span text:style-name="CharStyle9"><text:span text:style-name="T10">mám krídla sokolie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Mňa v mojom štyridsiatom roku</text:span></text:span></text:p>
        <text:p text:style-name="P133"><text:span text:style-name="CharStyle9"><text:span text:style-name="T10">lietadlo vezie v prímorie.</text:span></text:span></text:p>
        <text:p text:style-name="P134"><text:span text:style-name="CharStyle9"><text:span text:style-name="T10">Veď moje polia sú i slzy šťastia v oku,</text:span></text:span></text:p>
        <text:p text:style-name="P133"><text:span text:style-name="CharStyle9"><text:span text:style-name="T10">fabriky, domy, krídla sokolie.</text:span></text:span></text:p>
        <text:p text:style-name="P55"><text:span text:style-name="CharStyle11"><text:span text:style-name="T10"/></text:span></text:p>
        <text:p text:style-name="P134"><text:span text:style-name="CharStyle9"><text:span text:style-name="T10">Po údern</text:span></text:span><text:span text:style-name="CharStyle9"><text:span text:style-name="T2">í</text:span></text:span><text:span text:style-name="CharStyle9"><text:span text:style-name="T10">cky v každej smene</text:span></text:span></text:p>
        <text:p text:style-name="P133"><text:span text:style-name="CharStyle9"><text:span text:style-name="T10">ja republiku nesiem na pleciach.</text:span></text:span></text:p>
        <text:p text:style-name="P134"><text:span text:style-name="CharStyle9"><text:span text:style-name="T10">Obzriem sa vôkol, som pánom svojej zem</text:span></text:span></text:p>
        <text:p text:style-name="P133"><text:span text:style-name="CharStyle9"><text:span text:style-name="T10">blankytom plávam, kúpem sa v nebesiach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Mňa v mojom roku štyridsiatom</text:span></text:span></text:p>
        <text:p text:style-name="P133"><text:span text:style-name="CharStyle9"><text:span text:style-name="T10">piloti verní vezú v ďaleko.</text:span></text:span></text:p>
        <text:p text:style-name="P134"><text:span text:style-name="CharStyle9"><text:span text:style-name="T10">A more vidím, chveje sa ako zlato</text:span></text:span></text:p>
        <text:p text:style-name="P133"><text:soft-page-break/><text:span text:style-name="CharStyle9"><text:span text:style-name="T10">a ja som veľkým človeko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Za svoju prácu v mednej bani,</text:span></text:span></text:p>
        <text:p text:style-name="P133"><text:span text:style-name="CharStyle9"><text:span text:style-name="T10">kde slnka nieto, iba šerosvit,</text:span></text:span></text:p>
        <text:p text:style-name="P133"><text:span text:style-name="CharStyle9"><text:span text:style-name="T10">dnes bývam v meste, volajú ho Stalin,</text:span></text:span></text:p>
        <text:p text:style-name="P133"><text:span text:style-name="CharStyle9"><text:span text:style-name="T10">každému žičím aspoň deň tam byť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Bulharské ruže mi každé ráno nosia</text:span></text:span></text:p>
        <text:p text:style-name="P133"><text:span text:style-name="CharStyle9"><text:span text:style-name="T10">na stolík ružolíce dievčatá</text:span></text:span></text:p>
        <text:p text:style-name="P134"><text:span text:style-name="CharStyle9"><text:span text:style-name="T10">a na tých kvetoch trbliece sa rosa,</text:span></text:span></text:p>
        <text:p text:style-name="P133"><text:span text:style-name="CharStyle9"><text:span text:style-name="T10">ňou svieti moja komnata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Tak myslím, keď sa v diale dívam</text:span></text:span></text:p>
        <text:p text:style-name="P133"><text:span text:style-name="CharStyle9"><text:span text:style-name="T10">cez modrobiely oceán —</text:span></text:span></text:p>
        <text:p text:style-name="P133"><text:span text:style-name="CharStyle9"><text:span text:style-name="T10">štyridsať rokov bola chvíľa,</text:span></text:span></text:p>
        <text:p text:style-name="P133"><text:span text:style-name="CharStyle9"><text:span text:style-name="T10">pred sebou celý život má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Život je more a slnce hreje nad ním,</text:span></text:span></text:p>
        <text:p text:style-name="P133"><text:span text:style-name="CharStyle9"><text:span text:style-name="T10">človek má v srdci jeho sen.</text:span></text:span></text:p>
        <text:p text:style-name="P134"><text:span text:style-name="CharStyle9"><text:span text:style-name="T10">Za štrnásť dní, čo pri mori žil som,</text:span></text:span></text:p>
        <text:p text:style-name="P133"><text:soft-page-break/><text:span text:style-name="CharStyle9"><text:span text:style-name="T10">súdružka vláda, ďakujem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20"/><text:span text:style-name="CharStyle7"><text:span text:style-name="T10">Sedliacke leto</text:span></text:span><text:bookmark-end text:name="bookmark20"/></text:h>
        <text:h text:style-name="P89" text:outline-level="1"><text:span text:style-name="CharStyle7"><text:span text:style-name="T10"/></text:span></text:h>
        <text:p text:style-name="P134"><text:span text:style-name="CharStyle9"><text:span text:style-name="T10">Vyšli sme na traktory,</text:span></text:span></text:p>
        <text:p text:style-name="P133"><text:span text:style-name="CharStyle9"><text:span text:style-name="T10">my, parta mladá,</text:span></text:span></text:p>
        <text:p text:style-name="P133"><text:span text:style-name="CharStyle9"><text:span text:style-name="T10">dedinu zapnúť k továrňam.</text:span></text:span></text:p>
        <text:p text:style-name="P133"><text:span text:style-name="CharStyle9"><text:span text:style-name="T10">Sedliacke leto tečie</text:span></text:span></text:p>
        <text:p text:style-name="P133"><text:span text:style-name="CharStyle9"><text:span text:style-name="T10">po hrdle obnaženom</text:span></text:span></text:p>
        <text:p text:style-name="P133"><text:span text:style-name="CharStyle9"><text:span text:style-name="T10">a dyne vykypely</text:span></text:span></text:p>
        <text:p text:style-name="P133"><text:span text:style-name="CharStyle9"><text:span text:style-name="T10">ako hrnce plné</text:span></text:span></text:p>
        <text:p text:style-name="P133"><text:span text:style-name="CharStyle9"><text:span text:style-name="T10">v slnečnej búrke.</text:span></text:span></text:p>
        <text:p text:style-name="P134"><text:span text:style-name="CharStyle9"><text:span text:style-name="T10">Vzduch plynie vlažne.</text:span></text:span></text:p>
        <text:p text:style-name="P133"><text:span text:style-name="CharStyle9"><text:span text:style-name="T10">Reč naša však</text:span></text:span></text:p>
        <text:p text:style-name="P133"><text:span text:style-name="CharStyle9"><text:span text:style-name="T10">percentá a plány,</text:span></text:span></text:p>
        <text:p text:style-name="P133"><text:span text:style-name="CharStyle9"><text:span text:style-name="T10">reč naša ako nafta</text:span></text:span></text:p>
        <text:p text:style-name="P133"><text:span text:style-name="CharStyle9"><text:span text:style-name="T10">vybuchuje</text:span></text:span></text:p>
        <text:p text:style-name="P133"><text:span text:style-name="CharStyle9"><text:span text:style-name="T10">a hučí ponad obzor.</text:span></text:span></text:p>
        <text:p text:style-name="P133"><text:span text:style-name="CharStyle9"><text:span text:style-name="T10">Rozterigané vozy</text:span></text:span></text:p>
        <text:p text:style-name="P133"><text:soft-page-break/><text:span text:style-name="CharStyle9"><text:span text:style-name="T10">plávu dolu vodou.</text:span></text:span></text:p>
        <text:p text:style-name="P133"><text:span text:style-name="CharStyle9"><text:span text:style-name="T10">S nimi tam odplávajú</text:span></text:span></text:p>
        <text:p text:style-name="P133"><text:span text:style-name="CharStyle9"><text:span text:style-name="T10">do nenávratna</text:span></text:span></text:p>
        <text:p text:style-name="P133"><text:span text:style-name="CharStyle9"><text:span text:style-name="T10">i prikrčené strechy,</text:span></text:span></text:p>
        <text:p text:style-name="P133"><text:span text:style-name="CharStyle9"><text:span text:style-name="T10">obloky s pavučinou,</text:span></text:span></text:p>
        <text:p text:style-name="P133"><text:span text:style-name="CharStyle9"><text:span text:style-name="T10">dobytok, ktorý hladom bučí.</text:span></text:span></text:p>
        <text:p text:style-name="P133"><text:span text:style-name="CharStyle9"><text:span text:style-name="T10">Vyšli sme na traktory,</text:span></text:span></text:p>
        <text:p text:style-name="P133"><text:span text:style-name="CharStyle9"><text:span text:style-name="T10">my, parta mladá,</text:span></text:span></text:p>
        <text:p text:style-name="P133"><text:span text:style-name="CharStyle9"><text:span text:style-name="T10">dedinu zapnúť k továrňam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22"/><text:span text:style-name="CharStyle7"><text:span text:style-name="T10">List do cudziny ako odpove</text:span></text:span><text:span text:style-name="CharStyle7"><text:span text:style-name="T2">ď</text:span></text:span><text:bookmark-end text:name="bookmark22"/></text:h>
        <text:p text:style-name="P134"><text:span text:style-name="CharStyle9"><text:span text:style-name="T10"/></text:span></text:p>
        <text:p text:style-name="P133"><text:span text:style-name="CharStyle9"><text:span text:style-name="T10">O tebe, krásna do</text:span></text:span><text:span text:style-name="CharStyle9"><text:span text:style-name="T20">mo</text:span></text:span><text:span text:style-name="CharStyle9"><text:span text:style-name="T10">vina moja,</text:span></text:span></text:p>
        <text:p text:style-name="P133"><text:span text:style-name="CharStyle9"><text:span text:style-name="T10">napíšem do cudziny list.</text:span></text:span></text:p>
        <text:p text:style-name="P134"><text:span text:style-name="CharStyle9"><text:span text:style-name="T10">Ty so mnou žiješ na lešení boja —</text:span></text:span></text:p>
        <text:p text:style-name="P133"><text:span text:style-name="CharStyle9"><text:span text:style-name="T10">traverzy mieru kladieš do betónu</text:span></text:span></text:p>
        <text:p text:style-name="P133"><text:span text:style-name="CharStyle9"><text:span text:style-name="T10">a o hrdinstvách práce hovoríš.</text:span></text:span></text:p>
        <text:p text:style-name="P134"><text:span text:style-name="CharStyle9"><text:span text:style-name="T10">My, pokolenie nových staviteľov,</text:span></text:span></text:p>
        <text:p text:style-name="P133"><text:span text:style-name="CharStyle9"><text:span text:style-name="T10">o tebe chceme snívať v nich.</text:span></text:span></text:p>
        <text:p text:style-name="P134"><text:soft-page-break/><text:span text:style-name="CharStyle9"><text:span text:style-name="T2">O</text:span></text:span><text:span text:style-name="CharStyle9"><text:span text:style-name="T10"> tebe spievať nad velikým cieľom</text:span></text:span></text:p>
        <text:p text:style-name="P133"><text:span text:style-name="CharStyle9"><text:span text:style-name="T10">budem ja, hrdý robotník.</text:span></text:span></text:p>
        <text:p text:style-name="P134"><text:span text:style-name="CharStyle9"><text:span text:style-name="T10">O tebe, krásna domovina moja,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o tvojich šachtách sčernelých,</text:span></text:span></text:p>
        <text:p text:style-name="P133"><text:span text:style-name="CharStyle9"><text:span text:style-name="T10">o tvojich vlakoch, lietadlách a lodiach,</text:span></text:span></text:p>
        <text:p text:style-name="P133"><text:span text:style-name="CharStyle9"><text:span text:style-name="T10">o tvojom mladom synovi a dcére,</text:span></text:span></text:p>
        <text:p text:style-name="P133"><text:span text:style-name="CharStyle9"><text:span text:style-name="T10">o tých, čo za teba tu zomreli,</text:span></text:span></text:p>
        <text:p text:style-name="P133"><text:span text:style-name="CharStyle9"><text:span text:style-name="T10">o všetkých, ktorí preto žijú,</text:span></text:span></text:p>
        <text:p text:style-name="P133"><text:span text:style-name="CharStyle9"><text:span text:style-name="T10">aby tu rástol šťastia vek.</text:span></text:span></text:p>
        <text:p text:style-name="P134"><text:span text:style-name="CharStyle9"><text:span text:style-name="T10">Dať všetko v jednu melódiu</text:span></text:span></text:p>
        <text:p text:style-name="P133"><text:span text:style-name="CharStyle9"><text:span text:style-name="T10">uprostred tvojich dravých riek!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O tebe, krásna moja domovina,</text:span></text:span></text:p>
        <text:p text:style-name="P133"><text:span text:style-name="CharStyle9"><text:span text:style-name="T10">na dlhých cestách pútnikov</text:span></text:span></text:p>
        <text:p text:style-name="P133"><text:span text:style-name="CharStyle9"><text:span text:style-name="T10">zuní nám slnca zvonovina.</text:span></text:span></text:p>
        <text:p text:style-name="P134"><text:span text:style-name="CharStyle9"><text:span text:style-name="T10">Rampy sa celkom otvárajú</text:span></text:span></text:p>
        <text:p text:style-name="P133"><text:span text:style-name="CharStyle9"><text:span text:style-name="T10">a na ne cvendží kov,</text:span></text:span></text:p>
        <text:p text:style-name="P133"><text:span text:style-name="CharStyle9"><text:span text:style-name="T10">o tvojich hniezdach vtáčích</text:span></text:span></text:p>
        <text:p text:style-name="P133"><text:span text:style-name="CharStyle9"><text:span text:style-name="T10">snívať na hrade zrúcanom.</text:span></text:span></text:p>
        <text:p text:style-name="P134"><text:soft-page-break/><text:span text:style-name="CharStyle9"><text:span text:style-name="T10">Obloky s kvetmi ktože spočíta si?</text:span></text:span></text:p>
        <text:p text:style-name="P133"><text:span text:style-name="CharStyle9"><text:span text:style-name="T10">Tvoj svet a my sme v ňom.</text:span></text:span></text:p>
        <text:p text:style-name="P134"><text:span text:style-name="CharStyle9"><text:span text:style-name="T10">O tebe, krásna moja domovina,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iekoľko do cudziny slov.</text:span></text:span></text:p>
        <text:p text:style-name="P134"><text:span text:style-name="CharStyle9"><text:span text:style-name="T10">Je niečo krajšie ako slzy smývať</text:span></text:span></text:p>
        <text:p text:style-name="P133"><text:span text:style-name="CharStyle9"><text:span text:style-name="T10">na kúsku zeme, v ktorej vládli cudzí</text:span></text:span></text:p>
        <text:p text:style-name="P133"><text:span text:style-name="CharStyle9"><text:span text:style-name="T10">a banda boháčov?</text:span></text:span></text:p>
        <text:p text:style-name="P134"><text:span text:style-name="CharStyle9"><text:span text:style-name="T10">My, pokolenie nových pionierov,</text:span></text:span></text:p>
        <text:p text:style-name="P133"><text:span text:style-name="CharStyle9"><text:span text:style-name="T10">kladieme šíny v nekonečnú trať.</text:span></text:span></text:p>
        <text:p text:style-name="P133"><text:span text:style-name="CharStyle9"><text:span text:style-name="T10">Budeme plesať nad velikým dielom —</text:span></text:span></text:p>
        <text:p text:style-name="P133"><text:span text:style-name="CharStyle9"><text:span text:style-name="T10">to môžem aj dnes prisahať!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85" text:outline-level="1"><text:bookmark-start text:name="bookmark24"/><text:span text:style-name="CharStyle7"><text:span text:style-name="T10">Pieseň o našom slnku</text:span></text:span><text:bookmark-end text:name="bookmark24"/></text:h>
        <text:p text:style-name="P107"><text:span text:style-name="CharStyle9"><text:span text:style-name="T10"/></text:span></text:p>
        <text:p text:style-name="P106"><text:span text:style-name="CharStyle9"><text:span text:style-name="T10">Ty naše slnko, slnko ľudí,</text:span></text:span></text:p>
        <text:p text:style-name="P106"><text:span text:style-name="CharStyle9"><text:span text:style-name="T10">vychodíš ránom na budúcej zemi,</text:span></text:span></text:p>
        <text:p text:style-name="P106"><text:span text:style-name="CharStyle9"><text:span text:style-name="T10">do kŕdľov veselých a hrdých,</text:span></text:span></text:p>
        <text:p text:style-name="P106"><text:span text:style-name="CharStyle9"><text:span text:style-name="T10">cez vážny úsmev úderníka,</text:span></text:span></text:p>
        <text:p text:style-name="P106"><text:soft-page-break/><text:span text:style-name="CharStyle9"><text:span text:style-name="T10">cez opálené ruky hospodára,</text:span></text:span></text:p>
        <text:p text:style-name="P106"><text:span text:style-name="CharStyle9"><text:span text:style-name="T10">cez našu zaťatú päsť.</text:span></text:span></text:p>
        <text:p text:style-name="P107"><text:span text:style-name="CharStyle9"><text:span text:style-name="T10"/></text:span></text:p>
        <text:p text:style-name="P106"><text:span text:style-name="CharStyle9"><text:span text:style-name="T10">Tam na žeriav ťa maľujeme,</text:span></text:span></text:p>
        <text:p text:style-name="P106"><text:span text:style-name="CharStyle9"><text:span text:style-name="T10">uprostred hrmotu a vravy,</text:span></text:span></text:p>
        <text:p text:style-name="P106"><text:span text:style-name="CharStyle9"><text:span text:style-name="T10">keď miesto úst rozvravených</text:span></text:span></text:p>
        <text:p text:style-name="P106"><text:span text:style-name="CharStyle9"><text:span text:style-name="T10">rozpráva o súťaži práce</text:span></text:span></text:p>
        <text:p text:style-name="P106"><text:span text:style-name="CharStyle9"><text:span text:style-name="T10">sústruh —</text:span></text:span></text:p>
        <text:p text:style-name="P107"><text:span text:style-name="CharStyle9"><text:span text:style-name="T10"/></text:span></text:p>
        <text:p text:style-name="P106"><text:span text:style-name="CharStyle9"><text:span text:style-name="T10">znak slávy.</text:span></text:span></text:p>
        <text:p text:style-name="P107"><text:span text:style-name="CharStyle9"><text:span text:style-name="T10">Ty naše slnko, slnko ľudí,</text:span></text:span></text:p>
        <text:p text:style-name="P106"><text:span text:style-name="CharStyle9"><text:span text:style-name="T10">ľudí, hrdinov v azbestových oblekoch</text:span></text:span></text:p>
        <text:p text:style-name="P106"><text:span text:style-name="CharStyle9"><text:span text:style-name="T10">a helmách o</text:span></text:span><text:span text:style-name="CharStyle9"><text:span text:style-name="T20">h</text:span></text:span><text:span text:style-name="CharStyle9"><text:span text:style-name="T10">orených,</text:span></text:span></text:p>
        <text:p text:style-name="P106"><text:span text:style-name="CharStyle9"><text:span text:style-name="T10">vychodíš ránom na budúcej zemi.</text:span></text:span></text:p>
        <text:p text:style-name="P106"><text:span text:style-name="CharStyle9"><text:span text:style-name="T10">Do kŕdľov veselých a hrdých,</text:span></text:span></text:p>
        <text:p text:style-name="P106"><text:span text:style-name="CharStyle9"><text:span text:style-name="T10">do našich izieb, osvetlených láskou,</text:span></text:span></text:p>
        <text:p text:style-name="P106"><text:span text:style-name="CharStyle9"><text:span text:style-name="T10">búrlivo vchodíš.</text:span></text:span></text:p>
        <text:p text:style-name="P55"><text:span text:style-name="CharStyle11"><text:span text:style-name="T10"/></text:span></text:p>
        <text:p text:style-name="P329"><text:span text:style-name="CharStyle26"><text:span text:style-name="T10"/></text:span></text:p>
        <text:h text:style-name="P90" text:outline-level="1"><text:bookmark-start text:name="bookmark26"/><text:span text:style-name="CharStyle7"><text:span text:style-name="T10">Je jeden svet, a predsa dva sú svety</text:span></text:span><text:bookmark-end text:name="bookmark26"/></text:h>
        <text:p text:style-name="P134"><text:soft-page-break/><text:span text:style-name="CharStyle9"><text:span text:style-name="T10"/></text:span></text:p>
        <text:p text:style-name="P133"><text:span text:style-name="CharStyle9"><text:span text:style-name="T10">Onemel človek u madridskej brány,</text:span></text:span></text:p>
        <text:p text:style-name="P133"><text:span text:style-name="CharStyle9"><text:span text:style-name="T10">hlásiac tam počet strát.</text:span></text:span></text:p>
        <text:p text:style-name="P134"><text:span text:style-name="CharStyle9"><text:span text:style-name="T10">Tí však, čo ľudu život darovali,</text:span></text:span></text:p>
        <text:p text:style-name="P133"><text:span text:style-name="CharStyle9"><text:span text:style-name="T10">za život učili nás umierať.</text:span></text:span></text:p>
        <text:p text:style-name="P133"><text:span text:style-name="CharStyle9"><text:span text:style-name="T10"/></text:span></text:p>
        <text:p text:style-name="P134"><text:span text:style-name="CharStyle9"><text:span text:style-name="T10">Onemel človek, počítajúc rany —</text:span></text:span></text:p>
        <text:p text:style-name="P133"><text:span text:style-name="CharStyle9"><text:span text:style-name="T10">Varšava, Paríž, Ukrajiny dym.</text:span></text:span></text:p>
        <text:p text:style-name="P133"><text:span text:style-name="CharStyle9"><text:span text:style-name="T10">To však, čo jeho ústa povedaly,</text:span></text:span></text:p>
        <text:p text:style-name="P133"><text:span text:style-name="CharStyle9"><text:span text:style-name="T10">nebolo nikdy — neverím!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Onemel človek a bolo to v máji,</text:span></text:span></text:p>
        <text:p text:style-name="P133"><text:span text:style-name="CharStyle9"><text:span text:style-name="T10">na domy písal slovo </text:span></text:span><text:span text:style-name="CharStyle9"><text:span text:style-name="T2">mier</text:span></text:span><text:span text:style-name="CharStyle9"><text:span text:style-name="T10">.</text:span></text:span></text:p>
        <text:p text:style-name="P134"><text:span text:style-name="CharStyle9"><text:span text:style-name="T10">Ulice šťastím tancovaly,</text:span></text:span></text:p>
        <text:p text:style-name="P133"><text:span text:style-name="CharStyle9"><text:span text:style-name="T10">posledný pristál vojny bombardér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e jeden svet, a predsa sú dva svety —</text:span></text:span></text:p>
        <text:p text:style-name="P133"><text:span text:style-name="CharStyle9"><text:span text:style-name="T10">Wall-Street a orloj kremeľský.</text:span></text:span></text:p>
        <text:p text:style-name="P134"><text:span text:style-name="CharStyle9"><text:span text:style-name="T10">A medzi nimi milióny detí,</text:span></text:span></text:p>
        <text:p text:style-name="P133"><text:span text:style-name="CharStyle9"><text:span text:style-name="T10">srdce, čo za slobodu šelestí.</text:span></text:span></text:p>
        <text:p text:style-name="P134"><text:soft-page-break/><text:span text:style-name="CharStyle9"><text:span text:style-name="T10"/></text:span></text:p>
        <text:p text:style-name="P133"><text:span text:style-name="CharStyle9"><text:span text:style-name="T10">Je jeden svet, a predsa rôznych tvárí.</text:span></text:span></text:p>
        <text:p text:style-name="P133"><text:span text:style-name="CharStyle9"><text:span text:style-name="T10">Kde vládne zlata krutý boh,</text:span></text:span></text:p>
        <text:p text:style-name="P133"><text:span text:style-name="CharStyle9"><text:span text:style-name="T10">ľudia sú tovar v inventári —</text:span></text:span></text:p>
        <text:p text:style-name="P133"><text:span text:style-name="CharStyle9"><text:span text:style-name="T10">na predaj vecí v bazároch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e jeden svet a ten sme spoznávali,</text:span></text:span></text:p>
        <text:p text:style-name="P133"><text:span text:style-name="CharStyle9"><text:span text:style-name="T10">vlasť všetkých, ktorým práca česť.</text:span></text:span></text:p>
        <text:p text:style-name="P134"><text:span text:style-name="CharStyle9"><text:span text:style-name="T10">Závody naše, rozkvitnuté sady,</text:span></text:span></text:p>
        <text:p text:style-name="P133"><text:span text:style-name="CharStyle9"><text:span text:style-name="T10">máš všetko, čo tvoríš a čo dobyješ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e jeden svet a za ním múdre čelo.</text:span></text:span></text:p>
        <text:p text:style-name="P134"><text:span text:style-name="CharStyle9"><text:span text:style-name="T10">Môžte si lepiť Atlantický pakt!</text:span></text:span></text:p>
        <text:p text:style-name="P134"><text:span text:style-name="CharStyle9"><text:span text:style-name="T10">Kto tu chce číhať za zákerným cieľ</text:span></text:span><text:span text:style-name="CharStyle9"><text:span text:style-name="T2">o</text:span></text:span><text:span text:style-name="CharStyle9"><text:span text:style-name="T10">m,</text:span></text:span></text:p>
        <text:p text:style-name="P133"><text:span text:style-name="CharStyle9"><text:span text:style-name="T10">otroci vlastní udupú ho v prach!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Onemel človek. To spievajú rána.</text:span></text:span></text:p>
        <text:p text:style-name="P133"><text:span text:style-name="CharStyle9"><text:span text:style-name="T10">Spievajú stroje — budúcnosti tón.</text:span></text:span></text:p>
        <text:p text:style-name="P134"><text:span text:style-name="CharStyle9"><text:span text:style-name="T10">Tak velí naša robotnícka strana —</text:span></text:span></text:p>
        <text:p text:style-name="P133"><text:span text:style-name="CharStyle9"><text:span text:style-name="T10">vpred so súdruhom Gottwaldom!</text:span></text:span></text:p>
        <text:p text:style-name="P55"><text:soft-page-break/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28"/><text:span text:style-name="CharStyle7"><text:span text:style-name="T10">Amerike</text:span></text:span><text:bookmark-end text:name="bookmark28"/></text:h>
        <text:h text:style-name="P89" text:outline-level="1"><text:span text:style-name="CharStyle7"><text:span text:style-name="T10"/></text:span></text:h>
        <text:p text:style-name="P134"><text:span text:style-name="CharStyle9"><text:span text:style-name="T10">Život má šírku Kolumbovho mora</text:span></text:span></text:p>
        <text:p text:style-name="P133"><text:span text:style-name="CharStyle9"><text:span text:style-name="T10">hľadíš a nedovidíš druhý breh.</text:span></text:span></text:p>
        <text:p text:style-name="P134"><text:span text:style-name="CharStyle9"><text:span text:style-name="T10">U nás je mier a svitá ranná zora,</text:span></text:span></text:p>
        <text:p text:style-name="P133"><text:span text:style-name="CharStyle9"><text:span text:style-name="T10">tam noc a hukot zbrojoviek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Tmy opantaly Ameriku</text:span></text:span></text:p>
        <text:p text:style-name="P133"><text:span text:style-name="CharStyle9"><text:span text:style-name="T10">a slnce stratilo sa v nich.</text:span></text:span></text:p>
        <text:p text:style-name="P133"><text:span text:style-name="CharStyle9"><text:span text:style-name="T10">Zohrieva slnce našu republiku</text:span></text:span></text:p>
        <text:p text:style-name="P133"><text:span text:style-name="CharStyle9"><text:span text:style-name="T10">a veniec krásnych republík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Hľa, malá zem je zdravá, živá</text:span></text:span></text:p>
        <text:p text:style-name="P133"><text:span text:style-name="CharStyle9"><text:span text:style-name="T10">i bez Floridy i bez mrakodrapov</text:span></text:span></text:p>
        <text:p text:style-name="P133"><text:span text:style-name="CharStyle9"><text:span text:style-name="T10">a veselá je ako pachoľa.</text:span></text:span></text:p>
        <text:p text:style-name="P134"><text:span text:style-name="CharStyle9"><text:span text:style-name="T10">Amerika ústím diel sa díva,</text:span></text:span></text:p>
        <text:p text:style-name="P133"><text:span text:style-name="CharStyle9"><text:span text:style-name="T10">demokracia — mŕtvola.</text:span></text:span></text:p>
        <text:p text:style-name="P134"><text:span text:style-name="CharStyle9"><text:span text:style-name="T10"/></text:span></text:p>
        <text:p text:style-name="P133"><text:soft-page-break/><text:span text:style-name="CharStyle9"><text:span text:style-name="T10">Dívajte sa a obdivujte</text:span></text:span></text:p>
        <text:p text:style-name="P133"><text:span text:style-name="CharStyle9"><text:span text:style-name="T10">moju dobrú vlasť.</text:span></text:span></text:p>
        <text:p text:style-name="P134"><text:span text:style-name="CharStyle9"><text:span text:style-name="T10">Nepýši sa cudzím perím,</text:span></text:span></text:p>
        <text:p text:style-name="P133"><text:span text:style-name="CharStyle9"><text:span text:style-name="T10">ale radosť v nej a práca,</text:span></text:span></text:p>
        <text:p text:style-name="P133"><text:span text:style-name="CharStyle9"><text:span text:style-name="T10">chlieb je náš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Čo budeš Amerika</text:span></text:span></text:p>
        <text:p text:style-name="P133"><text:span text:style-name="CharStyle9"><text:span text:style-name="T10">bez Lincolna a Washingtona?</text:span></text:span></text:p>
        <text:p text:style-name="P133"><text:span text:style-name="CharStyle9"><text:span text:style-name="T10">Nie kontinent,</text:span></text:span></text:p>
        <text:p text:style-name="P133"><text:span text:style-name="CharStyle9"><text:span text:style-name="T10">len pustý, smutný ostrov,</text:span></text:span></text:p>
        <text:p text:style-name="P133"><text:span text:style-name="CharStyle9"><text:span text:style-name="T10">tvoj občan bude bez domova</text:span></text:span></text:p>
        <text:p text:style-name="P133"><text:span text:style-name="CharStyle9"><text:span text:style-name="T10">a v dome vlastnom nepozvaným hosťom.</text:span></text:span></text:p>
        <text:p text:style-name="P55"><text:span text:style-name="CharStyle11"><text:span text:style-name="T10"/></text:span></text:p>
        <text:p text:style-name="P134"><text:span text:style-name="CharStyle9"><text:span text:style-name="T10">Tvoja sláva — Cézarova hlava.</text:span></text:span></text:p>
        <text:p text:style-name="P134"><text:span text:style-name="CharStyle9"><text:span text:style-name="T10">Na žobrácku palicu</text:span></text:span></text:p>
        <text:p text:style-name="P133"><text:span text:style-name="CharStyle9"><text:span text:style-name="T10">pripraví ťa</text:span></text:span></text:p>
        <text:p text:style-name="P133"><text:span text:style-name="CharStyle9"><text:span text:style-name="T10">Biely dom.</text:span></text:span></text:p>
        <text:p text:style-name="P134"><text:span text:style-name="CharStyle9"><text:span text:style-name="T10">Ale z nás, v mojej domovine,</text:span></text:span></text:p>
        <text:p text:style-name="P133"><text:span text:style-name="CharStyle9"><text:span text:style-name="T10">nik nebude žobrákom.</text:span></text:span></text:p>
        <text:p text:style-name="P134"><text:span text:style-name="CharStyle9"><text:span text:style-name="T10"/></text:span></text:p>
        <text:p text:style-name="P133"><text:soft-page-break/><text:span text:style-name="CharStyle9"><text:span text:style-name="T10">Zobuďte sa z medvedieho spánku</text:span></text:span></text:p>
        <text:p text:style-name="P133"><text:span text:style-name="CharStyle9"><text:span text:style-name="T10">vojaci, vyslúžilci europských frontov,</text:span></text:span></text:p>
        <text:p text:style-name="P133"><text:span text:style-name="CharStyle9"><text:span text:style-name="T10">pozametajte kúty Ameriky,</text:span></text:span></text:p>
        <text:p text:style-name="P133"><text:span text:style-name="CharStyle9"><text:span text:style-name="T10">od haraburdia pánov,</text:span></text:span></text:p>
        <text:p text:style-name="P133"><text:span text:style-name="CharStyle9"><text:span text:style-name="T10">žandárov a popov.</text:span></text:span></text:p>
        <text:p text:style-name="P134"><text:span text:style-name="CharStyle9"><text:span text:style-name="T10">A potom pod sochou Slobody</text:span></text:span></text:p>
        <text:p text:style-name="P133"><text:span text:style-name="CharStyle9"><text:span text:style-name="T10">hrajte harmoniky!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A prečo na Kórei</text:span></text:span></text:p>
        <text:p text:style-name="P133"><text:span text:style-name="CharStyle9"><text:span text:style-name="T10">syn Chicaga má hynúť?</text:span></text:span></text:p>
        <text:p text:style-name="P133"><text:span text:style-name="CharStyle9"><text:span text:style-name="T10">Preč z Kórey.</text:span></text:span></text:p>
        <text:p text:style-name="P134"><text:span text:style-name="CharStyle9"><text:span text:style-name="T10">A prečo </text:span></text:span><text:span text:style-name="CharStyle9"><text:span text:style-name="T20">Č</text:span></text:span><text:span text:style-name="CharStyle9"><text:span text:style-name="T10">ínu rozdráždiť</text:span></text:span></text:p>
        <text:p text:style-name="P133"><text:span text:style-name="CharStyle9"><text:span text:style-name="T10">a nad Ta</text:span></text:span><text:span text:style-name="CharStyle9"><text:span text:style-name="T2">jv</text:span></text:span><text:span text:style-name="CharStyle9"><text:span text:style-name="T10">anom lietať?</text:span></text:span></text:p>
        <text:p text:style-name="P133"><text:span text:style-name="CharStyle9"><text:span text:style-name="T10">Preč z Tajvanu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ech generáli</text:span></text:span></text:p>
        <text:p text:style-name="P133"><text:span text:style-name="CharStyle9"><text:span text:style-name="T10">bez vojakov</text:span></text:span></text:p>
        <text:p text:style-name="P133"><text:span text:style-name="CharStyle9"><text:span text:style-name="T10">pochodujú a hynú</text:span></text:span></text:p>
        <text:p text:style-name="P133"><text:span text:style-name="CharStyle9"><text:span text:style-name="T10">pre slávu mŕtveho sveta.</text:span></text:span></text:p>
        <text:p text:style-name="P134"><text:span text:style-name="CharStyle9"><text:span text:style-name="T2"/></text:span></text:p>
        <text:p text:style-name="P133"><text:soft-page-break/><text:span text:style-name="CharStyle9"><text:span text:style-name="T2">Š</text:span></text:span><text:span text:style-name="CharStyle9"><text:span text:style-name="T10">katule tankov zhrdzavejú,</text:span></text:span></text:p>
        <text:p text:style-name="P133"><text:span text:style-name="CharStyle9"><text:span text:style-name="T10">vyblednú kostry lietadiel,</text:span></text:span></text:p>
        <text:p text:style-name="P133"><text:span text:style-name="CharStyle9"><text:span text:style-name="T10">čo bude z teba, Amerika?</text:span></text:span></text:p>
        <text:p text:style-name="P133"><text:span text:style-name="CharStyle9"><text:span text:style-name="T10">Hnev národov</text:span></text:span></text:p>
        <text:p text:style-name="P133"><text:span text:style-name="CharStyle9"><text:span text:style-name="T10">smetie tvoju vyššiu rasu,</text:span></text:span></text:p>
        <text:p text:style-name="P133"><text:span text:style-name="CharStyle9"><text:span text:style-name="T10">ak nepochopíš nič</text:span></text:span></text:p>
        <text:p text:style-name="P133"><text:span text:style-name="CharStyle9"><text:span text:style-name="T10">ani varovanie,</text:span></text:span></text:p>
        <text:p text:style-name="P133"><text:span text:style-name="CharStyle9"><text:span text:style-name="T10">ani hlas detského plaču.</text:span></text:span></text:p>
        <text:p text:style-name="P55"><text:span text:style-name="CharStyle11"><text:span text:style-name="T10"/></text:span></text:p>
        <text:p text:style-name="P134"><text:span text:style-name="CharStyle9"><text:span text:style-name="T10">Ak sama zomrieť chceš</text:span></text:span></text:p>
        <text:p text:style-name="P133"><text:span text:style-name="CharStyle9"><text:span text:style-name="T10">chudokrvnosťou ocele</text:span></text:span></text:p>
        <text:p text:style-name="P133"><text:span text:style-name="CharStyle9"><text:span text:style-name="T10">bez hudby a básní</text:span></text:span></text:p>
        <text:p text:style-name="P133"><text:span text:style-name="CharStyle9"><text:span text:style-name="T10">opustiť nás, —</text:span></text:span></text:p>
        <text:p text:style-name="P133"><text:span text:style-name="CharStyle9"><text:span text:style-name="T10">nech sa ti páči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Ale nám pokoj daj,</text:span></text:span></text:p>
        <text:p text:style-name="P133"><text:span text:style-name="CharStyle9"><text:span text:style-name="T10">ruky máš krvavé</text:span></text:span></text:p>
        <text:p text:style-name="P133"><text:span text:style-name="CharStyle9"><text:span text:style-name="T10">a naše dlane — šťastia rozsievači.</text:span></text:span></text:p>
        <text:p text:style-name="P133"><text:span text:style-name="CharStyle9"><text:span text:style-name="T10">My nechceme tvoj Babylon</text:span></text:span></text:p>
        <text:p text:style-name="P133"><text:span text:style-name="CharStyle9"><text:span text:style-name="T10">a byznis.</text:span></text:span></text:p>
        <text:p text:style-name="P134"><text:soft-page-break/><text:span text:style-name="CharStyle9"><text:span text:style-name="T10"/></text:span></text:p>
        <text:p text:style-name="P133"><text:span text:style-name="CharStyle9"><text:span text:style-name="T10">Úsmev a láska</text:span></text:span></text:p>
        <text:p text:style-name="P133"><text:span text:style-name="CharStyle9"><text:span text:style-name="T10">narodia sa</text:span></text:span></text:p>
        <text:p text:style-name="P133"><text:span text:style-name="CharStyle9"><text:span text:style-name="T10">z poctivej roboty,</text:span></text:span></text:p>
        <text:p text:style-name="P133"><text:span text:style-name="CharStyle9"><text:span text:style-name="T10">bojov a trýzní,</text:span></text:span></text:p>
        <text:p text:style-name="P133"><text:span text:style-name="CharStyle9"><text:span text:style-name="T10">Na našom dvore lipka zelená</text:span></text:span></text:p>
        <text:p text:style-name="P133"><text:span text:style-name="CharStyle9"><text:span text:style-name="T10">začiatok velikého mieru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Tak žiť a tvoriť,</text:span></text:span></text:p>
        <text:p text:style-name="P133"><text:span text:style-name="CharStyle9"><text:span text:style-name="T10">umierať,</text:span></text:span></text:p>
        <text:p text:style-name="P133"><text:span text:style-name="CharStyle9"><text:span text:style-name="T10">chceli, chcú, budú</text:span></text:span></text:p>
        <text:p text:style-name="P133"><text:span text:style-name="CharStyle9"><text:span text:style-name="T10">ľudské plemená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30"/><text:span text:style-name="CharStyle7"><text:span text:style-name="T10">Pre úsmev a pre šťastie</text:span></text:span><text:bookmark-end text:name="bookmark30"/></text:h>
        <text:p text:style-name="P134"><text:span text:style-name="CharStyle9"><text:span text:style-name="T10"/></text:span></text:p>
        <text:p text:style-name="P133"><text:span text:style-name="CharStyle9"><text:span text:style-name="T10">Pre úsmev tvojich úst zapaľujem tisíce hviezd</text:span></text:span></text:p>
        <text:p text:style-name="P133"><text:span text:style-name="CharStyle9"><text:span text:style-name="T10">a medzi ľudí chodím</text:span></text:span></text:p>
        <text:p text:style-name="P133"><text:span text:style-name="CharStyle9"><text:span text:style-name="T10">rečniť o budúcom svete,</text:span></text:span></text:p>
        <text:p text:style-name="P133"><text:span text:style-name="CharStyle9"><text:span text:style-name="T10">o našom svete láskavom</text:span></text:span></text:p>
        <text:p text:style-name="P133"><text:soft-page-break/><text:span text:style-name="CharStyle9"><text:span text:style-name="T10">a spievajúcom, ako len vedia spievať vtáci</text:span></text:span></text:p>
        <text:p text:style-name="P133"><text:span text:style-name="CharStyle9"><text:span text:style-name="T10">nad rozvlneným obilím,</text:span></text:span></text:p>
        <text:p text:style-name="P133"><text:span text:style-name="CharStyle9"><text:span text:style-name="T10">pre úsmev tvojich úst,</text:span></text:span></text:p>
        <text:p text:style-name="P133"><text:span text:style-name="CharStyle9"><text:span text:style-name="T10">mama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Tam, kde vydychu</text:span></text:span><text:span text:style-name="CharStyle9"><text:span text:style-name="T2">je</text:span></text:span><text:span text:style-name="CharStyle9"><text:span text:style-name="T10"> kurič dym</text:span></text:span></text:p>
        <text:p text:style-name="P133"><text:span text:style-name="CharStyle9"><text:span text:style-name="T10">a baníci pľujú prach usadnutý z pľúc,</text:span></text:span></text:p>
        <text:p text:style-name="P133"><text:span text:style-name="CharStyle9"><text:span text:style-name="T10">stojím a kážem prikladať pod kotly,</text:span></text:span></text:p>
        <text:p text:style-name="P133"><text:span text:style-name="CharStyle9"><text:span text:style-name="T10">počítam hunty s uhlím a meďou,</text:span></text:span></text:p>
        <text:p text:style-name="P133"><text:span text:style-name="CharStyle9"><text:span text:style-name="T10">v zápisník píšem všetkým vám odpoveď na otázku:</text:span></text:span></text:p>
        <text:p text:style-name="P133"><text:span text:style-name="CharStyle9"><text:span text:style-name="T10">Bude mier?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Bude mier!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Ak mesto spí a posledná električka mi ušla,</text:span></text:span></text:p>
        <text:p text:style-name="P133"><text:span text:style-name="CharStyle9"><text:span text:style-name="T10">v garáži autá odpočívajú,</text:span></text:span></text:p>
        <text:p text:style-name="P133"><text:span text:style-name="CharStyle9"><text:span text:style-name="T10">míňam pokojné domy s oblokami dokorán,</text:span></text:span></text:p>
        <text:p text:style-name="P133"><text:span text:style-name="CharStyle9"><text:span text:style-name="T10">je noc a matky bdejú nad pokolením mladým</text:span></text:span></text:p>
        <text:p text:style-name="P133"><text:span text:style-name="CharStyle9"><text:span text:style-name="T10">a spánkom spravodlivých mužov,</text:span></text:span></text:p>
        <text:p text:style-name="P133"><text:span text:style-name="CharStyle9"><text:span text:style-name="T10">na teba myslím, mama,</text:span></text:span></text:p>
        <text:p text:style-name="P133"><text:soft-page-break/><text:span text:style-name="CharStyle9"><text:span text:style-name="T10">na tvoju mladosť utrápenú,</text:span></text:span></text:p>
        <text:p text:style-name="P133"><text:span text:style-name="CharStyle9"><text:span text:style-name="T10">na život tvoj a tvoje sny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Za vás tu čítam noviny krajín, rozhorčene,</text:span></text:span></text:p>
        <text:p text:style-name="P133"><text:span text:style-name="CharStyle9"><text:span text:style-name="T10">za oponami stiahnutými,</text:span></text:span></text:p>
        <text:p text:style-name="P134"><text:span text:style-name="CharStyle9"><text:span text:style-name="T10">kde žraloky nie sú len v zoologických záhradách,</text:span></text:span></text:p>
        <text:p text:style-name="P133"><text:span text:style-name="CharStyle9"><text:span text:style-name="T10">ale ako bohovia vládnu nad zlatom</text:span></text:span></text:p>
        <text:p text:style-name="P133"><text:span text:style-name="CharStyle9"><text:span text:style-name="T21">a</text:span></text:span><text:span text:style-name="CharStyle9"><text:span text:style-name="T10"> pokladmi človeka,</text:span></text:span></text:p>
        <text:p text:style-name="P133"><text:span text:style-name="CharStyle9"><text:span text:style-name="T10">za vás im vraciam, matky miliónov,</text:span></text:span></text:p>
        <text:p text:style-name="P133"><text:span text:style-name="CharStyle9"><text:span text:style-name="T10">nedorátané účty krvavé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Mozog svoj rozdávam v priehrští otvorenom</text:span></text:span></text:p>
        <text:p text:style-name="P133"><text:span text:style-name="CharStyle9"><text:span text:style-name="T10">a srdcu prikazujem:</text:span></text:span></text:p>
        <text:p text:style-name="P134"><text:span text:style-name="CharStyle9"><text:span text:style-name="T10">Vpred ako povíchrica! Vpred, všetko nestačí!</text:span></text:span></text:p>
        <text:p text:style-name="P133"><text:span text:style-name="CharStyle9"><text:span text:style-name="T10">Vpred proti banditom,</text:span></text:span></text:p>
        <text:p text:style-name="P133"><text:span text:style-name="CharStyle9"><text:span text:style-name="T10">chystajúcim zapáliť nám strechy nad hlavou,</text:span></text:span></text:p>
        <text:p text:style-name="P133"><text:span text:style-name="CharStyle9"><text:span text:style-name="T10">umučiť deti, ktoré milujeme</text:span></text:span></text:p>
        <text:p text:style-name="P133"><text:span text:style-name="CharStyle9"><text:span text:style-name="T10">a ktoré matky milujú,</text:span></text:span></text:p>
        <text:p text:style-name="P133"><text:span text:style-name="CharStyle9"><text:span text:style-name="T10">vpred proti surovcom a záškodníkom,</text:span></text:span></text:p>
        <text:p text:style-name="P133"><text:span text:style-name="CharStyle9"><text:span text:style-name="T10">agentom s poslaním vraždiť,</text:span></text:span></text:p>
        <text:p text:style-name="P133"><text:soft-page-break/><text:span text:style-name="CharStyle9"><text:span text:style-name="T10">vpred proti kupcom Vatikánu,</text:span></text:span></text:p>
        <text:p text:style-name="P133"><text:span text:style-name="CharStyle9"><text:span text:style-name="T10">lotrovskej peleši v chráme mieru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Vpred, úderky a družstvá</text:span></text:span></text:p>
        <text:p text:style-name="P133"><text:span text:style-name="CharStyle9"><text:span text:style-name="T10">budovať našu vlastnú zem.</text:span></text:span></text:p>
        <text:p text:style-name="P133"><text:span text:style-name="CharStyle9"><text:span text:style-name="T10">S teplými krbami domácností,</text:span></text:span></text:p>
        <text:p text:style-name="P133"><text:span text:style-name="CharStyle9"><text:span text:style-name="T10">bez ponižovania a krádeží chleba.</text:span></text:span></text:p>
        <text:p text:style-name="P133"><text:span text:style-name="CharStyle9"><text:span text:style-name="T10">Ach, poznám, mamička moja,</text:span></text:span></text:p>
        <text:p text:style-name="P133"><text:span text:style-name="CharStyle9"><text:span text:style-name="T10">tvoj život utrápený,</text:span></text:span></text:p>
        <text:p text:style-name="P133"><text:span text:style-name="CharStyle9"><text:span text:style-name="T10">podobný všetkým matkám, ktoré vešaly</text:span></text:span></text:p>
        <text:p text:style-name="P133"><text:span text:style-name="CharStyle9"><text:span text:style-name="T10">na žinky košele roztrhané</text:span></text:span></text:p>
        <text:p text:style-name="P133"><text:span text:style-name="CharStyle9"><text:span text:style-name="T10">a zamazané hlinou a olejom,</text:span></text:span></text:p>
        <text:p text:style-name="P133"><text:span text:style-name="CharStyle9"><text:span text:style-name="T10">ach, poznám dobre</text:span></text:span></text:p>
        <text:p text:style-name="P133"><text:span text:style-name="CharStyle9"><text:span text:style-name="T10">i tvoju mladosť,</text:span></text:span></text:p>
        <text:p text:style-name="P133"><text:span text:style-name="CharStyle9"><text:span text:style-name="T10">i tvoj neskončený sen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32"/><text:span text:style-name="CharStyle7"><text:span text:style-name="T10">Prísaha vojaka</text:span></text:span><text:bookmark-end text:name="bookmark32"/></text:h>
        <text:p text:style-name="P134"><text:span text:style-name="CharStyle9"><text:span text:style-name="T10"/></text:span></text:p>
        <text:p text:style-name="P133"><text:span text:style-name="CharStyle9"><text:span text:style-name="T10">Na svoje mladé, verné lásky,</text:span></text:span></text:p>
        <text:p text:style-name="P133"><text:soft-page-break/><text:span text:style-name="CharStyle9"><text:span text:style-name="T21">č</text:span></text:span><text:span text:style-name="CharStyle9"><text:span text:style-name="T10">o v každej piesni k hviezdam hrám,</text:span></text:span></text:p>
        <text:p text:style-name="P133"><text:span text:style-name="CharStyle9"><text:span text:style-name="T10">zlaté a vetrom chvejúce sa </text:span></text:span><text:span text:style-name="CharStyle9"><text:span text:style-name="T7">vl</text:span></text:span><text:span text:style-name="CharStyle9"><text:span text:style-name="T10">ás</text:span></text:span><text:span text:style-name="CharStyle9"><text:span text:style-name="T2">k</text:span></text:span><text:span text:style-name="CharStyle9"><text:span text:style-name="T10">y,</text:span></text:span></text:p>
        <text:p text:style-name="P133"><text:span text:style-name="CharStyle9"><text:span text:style-name="T10">ja vrúcne prisahá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esmie sa dotknúť cudzia, hrubá ruka</text:span></text:span></text:p>
        <text:p text:style-name="P133"><text:span text:style-name="CharStyle9"><text:span text:style-name="T10">pokoja našich krásavíc,</text:span></text:span></text:p>
        <text:p text:style-name="P133"><text:span text:style-name="CharStyle9"><text:span text:style-name="T10">kupovať za krvavý dukát</text:span></text:span></text:p>
        <text:p text:style-name="P133"><text:span text:style-name="CharStyle9"><text:span text:style-name="T10">panenské snehy líc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a svoju matku, robotníčku,</text:span></text:span></text:p>
        <text:p text:style-name="P133"><text:span text:style-name="CharStyle9"><text:span text:style-name="T10">pamätajúc úder panských rán,</text:span></text:span></text:p>
        <text:p text:style-name="P133"><text:span text:style-name="CharStyle9"><text:span text:style-name="T10">keď chcela pre nás plnšiu misku,</text:span></text:span></text:p>
        <text:p text:style-name="P133"><text:span text:style-name="CharStyle9"><text:span text:style-name="T10">ja vrúcne prisahá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esmú sa vrátiť štrajkov časy,</text:span></text:span></text:p>
        <text:p text:style-name="P133"><text:span text:style-name="CharStyle9"><text:span text:style-name="T10">zavretých fabrík smutný ston.</text:span></text:span></text:p>
        <text:p text:style-name="P133"><text:span text:style-name="CharStyle9"><text:span text:style-name="T10">Nech veselé sú oči matiek našich,</text:span></text:span></text:p>
        <text:p text:style-name="P133"><text:span text:style-name="CharStyle9"><text:span text:style-name="T10">keď prikrývajú stoly obruso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a svojho otca, robotníka,</text:span></text:span></text:p>
        <text:p text:style-name="P133"><text:soft-page-break/><text:span text:style-name="CharStyle9"><text:span text:style-name="T10">a jeho ťažkú mozoľnatú dlaň,</text:span></text:span></text:p>
        <text:p text:style-name="P133"><text:span text:style-name="CharStyle9"><text:span text:style-name="T10">ktorou nám brány k cestám odomykal,</text:span></text:span></text:p>
        <text:p text:style-name="P133"><text:span text:style-name="CharStyle9"><text:span text:style-name="T10">ja vrúcne prisahá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ech tieto dlane majú právo</text:span></text:span></text:p>
        <text:p text:style-name="P133"><text:span text:style-name="CharStyle9"><text:span text:style-name="T10">v starobe šťastnej končiť svoju púť</text:span></text:span></text:p>
        <text:p text:style-name="P133"><text:span text:style-name="CharStyle9"><text:span text:style-name="T10">a v novom svete ovenčené slávou</text:span></text:span></text:p>
        <text:p text:style-name="P133"><text:span text:style-name="CharStyle9"><text:span text:style-name="T10">na hlávke vnuka spočinúť.</text:span></text:span></text:p>
        <text:p text:style-name="P55"><text:span text:style-name="CharStyle11"><text:span text:style-name="T10"/></text:span></text:p>
        <text:p text:style-name="P134"><text:span text:style-name="CharStyle9"><text:span text:style-name="T10">Na hrdý prápor našej rodnej strany,</text:span></text:span></text:p>
        <text:p text:style-name="P133"><text:span text:style-name="CharStyle9"><text:span text:style-name="T10">zaliaty slnkom jasných rán</text:span></text:span></text:p>
        <text:p text:style-name="P133"><text:span text:style-name="CharStyle9"><text:span text:style-name="T10">a volajúci nás do komunizmu plání,</text:span></text:span></text:p>
        <text:p text:style-name="P133"><text:span text:style-name="CharStyle9"><text:span text:style-name="T10">ja vrúcne prisahá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ech nikdy nemusí ho skrývať</text:span></text:span></text:p>
        <text:p text:style-name="P133"><text:span text:style-name="CharStyle9"><text:span text:style-name="T10">roľník, čo pod ním dobyl šírku brázd,</text:span></text:span></text:p>
        <text:p text:style-name="P133"><text:span text:style-name="CharStyle9"><text:span text:style-name="T10">s ním tisíc májov budúcich nech sníva</text:span></text:span></text:p>
        <text:p text:style-name="P133"><text:span text:style-name="CharStyle9"><text:span text:style-name="T10">úrodných polí plodorodný dážď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a veľké bratstvo Duklou vykúpené,</text:span></text:span></text:p>
        <text:p text:style-name="P133"><text:soft-page-break/><text:span text:style-name="CharStyle9"><text:span text:style-name="T10">slobodu, ktorú niesol nám</text:span></text:span></text:p>
        <text:p text:style-name="P133"><text:span text:style-name="CharStyle9"><text:span text:style-name="T10">hrdinský vojak Stalinovej zeme,</text:span></text:span></text:p>
        <text:p text:style-name="P133"><text:span text:style-name="CharStyle9"><text:span text:style-name="T10">ja vrúcne prisahám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esmie sa dotknúť ani jednej piade,</text:span></text:span></text:p>
        <text:p text:style-name="P133"><text:span text:style-name="CharStyle9"><text:span text:style-name="T10">kde mrely pluky Sovietov,</text:span></text:span></text:p>
        <text:p text:style-name="P133"><text:span text:style-name="CharStyle9"><text:span text:style-name="T10">vražedná stupaj, idúca k svetovláde</text:span></text:span></text:p>
        <text:p text:style-name="P133"><text:span text:style-name="CharStyle9"><text:span text:style-name="T10">a blysnúť zhuba raketou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Na svoju Republiku, kráčajúcu dňami</text:span></text:span></text:p>
        <text:p text:style-name="P133"><text:span text:style-name="CharStyle9"><text:span text:style-name="T10">v pochode našom k záhradám,</text:span></text:span></text:p>
        <text:p text:style-name="P133"><text:span text:style-name="CharStyle9"><text:span text:style-name="T10">kde deti jaslí bežia so srnkami,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a vrúcne prisahám.</text:span></text:span></text:p>
        <text:p text:style-name="P134"><text:span text:style-name="CharStyle9"><text:span text:style-name="T10">Nesmie sa vrátiť strašná chvíľa,</text:span></text:span></text:p>
        <text:p text:style-name="P133"><text:span text:style-name="CharStyle9"><text:span text:style-name="T10">aby sa dieťa zľaklo plameňa,</text:span></text:span></text:p>
        <text:p text:style-name="P133"><text:span text:style-name="CharStyle9"><text:span text:style-name="T10">nech oheň martiniek a oceľová sila</text:span></text:span></text:p>
        <text:p text:style-name="P133"><text:span text:style-name="CharStyle9"><text:span text:style-name="T10">šťastie a život znamená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Ja budem preto pevne držať pušku,</text:span></text:span></text:p>
        <text:p text:style-name="P133"><text:soft-page-break/><text:span text:style-name="CharStyle9"><text:span text:style-name="T10">dobrú a spoľahlivú zbraň,</text:span></text:span></text:p>
        <text:p text:style-name="P133"><text:span text:style-name="CharStyle9"><text:span text:style-name="T10">ubránim veľkú túžbu ľudskú,</text:span></text:span></text:p>
        <text:p text:style-name="P133"><text:span text:style-name="CharStyle9"><text:span text:style-name="T10">tak vrúcne prisahám.</text:span></text:span></text:p>
        <text:p text:style-name="P55"><text:span text:style-name="CharStyle22"><text:span text:style-name="T10"/></text:span></text:p>
        <text:p text:style-name="P134"><text:span text:style-name="CharStyle9"><text:span text:style-name="T10">A keď aj padnem v poslednej tejto borbe,</text:span></text:span></text:p>
        <text:p text:style-name="P133"><text:span text:style-name="CharStyle9"><text:span text:style-name="T10">hoc túžim dlho, dlho žiť,</text:span></text:span></text:p>
        <text:p text:style-name="P133"><text:span text:style-name="CharStyle9"><text:span text:style-name="T10">vy lístok oddaný nájdete v poľnej torbe: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„Súdruzi!</text:span></text:span></text:p>
        <text:p text:style-name="P134"><text:span text:style-name="CharStyle9"><text:span text:style-name="T10">Čistý je môj štít!“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34"/><text:span text:style-name="CharStyle7"><text:span text:style-name="T10">Puška</text:span></text:span><text:bookmark-end text:name="bookmark34"/></text:h>
        <text:p text:style-name="P134"><text:span text:style-name="CharStyle9"><text:span text:style-name="T10"/></text:span></text:p>
        <text:p text:style-name="P133"><text:span text:style-name="CharStyle9"><text:span text:style-name="T10">Puška, ktorú v ruke držíš,</text:span></text:span></text:p>
        <text:p text:style-name="P133"><text:span text:style-name="CharStyle9"><text:span text:style-name="T10">je proletárska zbraň.</text:span></text:span></text:p>
        <text:p text:style-name="P134"><text:span text:style-name="CharStyle9"><text:span text:style-name="T10">Nesmie ti sčernieť v hrdzi,</text:span></text:span></text:p>
        <text:p text:style-name="P133"><text:span text:style-name="CharStyle9"><text:span text:style-name="T10">dobre ju opatruj</text:span></text:span></text:p>
        <text:p text:style-name="P133"><text:span text:style-name="CharStyle9"><text:span text:style-name="T10">a chráň.</text:span></text:span></text:p>
        <text:p text:style-name="P134"><text:span text:style-name="CharStyle9"><text:span text:style-name="T10"/></text:span></text:p>
        <text:p text:style-name="P133"><text:soft-page-break/><text:span text:style-name="CharStyle9"><text:span text:style-name="T10">Nech vedia naši nepratelia,</text:span></text:span></text:p>
        <text:p text:style-name="P133"><text:span text:style-name="CharStyle9"><text:span text:style-name="T10">na muške máme ich.</text:span></text:span></text:p>
        <text:p text:style-name="P134"><text:span text:style-name="CharStyle9"><text:span text:style-name="T10">Vidíme dobre, ako na nás cielia</text:span></text:span></text:p>
        <text:p text:style-name="P133"><text:span text:style-name="CharStyle9"><text:span text:style-name="T10">od hraníc západných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Bodákom oceľovým blyskni,</text:span></text:span></text:p>
        <text:p text:style-name="P133"><text:span text:style-name="CharStyle9"><text:span text:style-name="T10">vyskúšaj ostrý hrot.</text:span></text:span></text:p>
        <text:p text:style-name="P133"><text:span text:style-name="CharStyle9"><text:span text:style-name="T10">Bráň šťastie</text:span></text:span></text:p>
        <text:p text:style-name="P133"><text:span text:style-name="CharStyle9"><text:span text:style-name="T10">svojej republiky,</text:span></text:span></text:p>
        <text:p text:style-name="P133"><text:span text:style-name="CharStyle9"><text:span text:style-name="T10"/></text:span></text:p>
        <text:p text:style-name="P133"><text:span text:style-name="CharStyle9"><text:span text:style-name="T10">zpät ani krok!</text:span></text:span></text:p>
        <text:p text:style-name="P134"><text:span text:style-name="CharStyle9"><text:span text:style-name="T10">Za tmy stráž! Za rannej rosy</text:span></text:span></text:p>
        <text:p text:style-name="P133"><text:span text:style-name="CharStyle9"><text:span text:style-name="T10">kameň hraničný.</text:span></text:span></text:p>
        <text:p text:style-name="P134"><text:span text:style-name="CharStyle9"><text:span text:style-name="T10">Nech pozná syn čiernej noci</text:span></text:span></text:p>
        <text:p text:style-name="P133"><text:span text:style-name="CharStyle9"><text:span text:style-name="T10">synov Stalinových dní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Puška, ktorú v ruke držíš,</text:span></text:span></text:p>
        <text:p text:style-name="P133"><text:span text:style-name="CharStyle9"><text:span text:style-name="T10">je proletárska zbraň.</text:span></text:span></text:p>
        <text:p text:style-name="P134"><text:span text:style-name="CharStyle9"><text:span text:style-name="T10">Nesmie ti sčernieť v hrdzi,</text:span></text:span></text:p>
        <text:p text:style-name="P133"><text:span text:style-name="CharStyle9"><text:span text:style-name="T10">dobre ju opatruj</text:span></text:span></text:p>
        <text:p text:style-name="P133"><text:soft-page-break/><text:span text:style-name="CharStyle9"><text:span text:style-name="T10">a chráň!</text:span></text:span></text:p>
        <text:p text:style-name="P55"><text:span text:style-name="CharStyle22"><text:span text:style-name="T10"/></text:span></text:p>
        <text:p text:style-name="P54"><text:span text:style-name="CharStyle22"><text:span text:style-name="T10"/></text:span></text:p>
        <text:h text:style-name="P90" text:outline-level="1"><text:bookmark-start text:name="bookmark36"/><text:span text:style-name="CharStyle7"><text:span text:style-name="T10">Tento deň</text:span></text:span><text:bookmark-end text:name="bookmark36"/></text:h>
        <text:p text:style-name="P134"><text:span text:style-name="CharStyle9"><text:span text:style-name="T10"/></text:span></text:p>
        <text:p text:style-name="P133"><text:span text:style-name="CharStyle9"><text:span text:style-name="T10">Dni ráno vstávajú</text:span></text:span></text:p>
        <text:p text:style-name="P133"><text:span text:style-name="CharStyle9"><text:span text:style-name="T10">a večer odchádzajú.</text:span></text:span></text:p>
        <text:p text:style-name="P134"><text:span text:style-name="CharStyle9"><text:span text:style-name="T10">Prvý,</text:span></text:span></text:p>
        <text:p text:style-name="P133"><text:span text:style-name="CharStyle9"><text:span text:style-name="T10">druhý,</text:span></text:span></text:p>
        <text:p text:style-name="P133"><text:span text:style-name="CharStyle9"><text:span text:style-name="T10">tretí.</text:span></text:span></text:p>
        <text:p text:style-name="P133"><text:span text:style-name="CharStyle9"><text:span text:style-name="T10">Myslime spolu</text:span></text:span></text:p>
        <text:p text:style-name="P133"><text:span text:style-name="CharStyle9"><text:span text:style-name="T10">na prvý,</text:span></text:span></text:p>
        <text:p text:style-name="P133"><text:span text:style-name="CharStyle9"><text:span text:style-name="T10">najväčší sviatok náš,</text:span></text:span></text:p>
        <text:p text:style-name="P133"><text:span text:style-name="CharStyle9"><text:span text:style-name="T10">deti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Vtedy sa narodilo</text:span></text:span></text:p>
        <text:p text:style-name="P133"><text:span text:style-name="CharStyle9"><text:span text:style-name="T10">šťastie,</text:span></text:span></text:p>
        <text:p text:style-name="P133"><text:span text:style-name="CharStyle9"><text:span text:style-name="T10">zorničkou ožiarené.</text:span></text:span></text:p>
        <text:p text:style-name="P134"><text:span text:style-name="CharStyle9"><text:span text:style-name="T10">Vtedy sa narodil</text:span></text:span></text:p>
        <text:p text:style-name="P133"><text:span text:style-name="CharStyle9"><text:span text:style-name="T10">život,</text:span></text:span></text:p>
        <text:p text:style-name="P133"><text:soft-page-break/><text:span text:style-name="CharStyle9"><text:span text:style-name="T10">čo dvíha sa jak hory našej zeme</text:span></text:span></text:p>
        <text:p text:style-name="P133"><text:span text:style-name="CharStyle9"><text:span text:style-name="T10">a </text:span></text:span><text:span text:style-name="CharStyle9"><text:span text:style-name="T8">ľ</text:span></text:span><text:span text:style-name="CharStyle9"><text:span text:style-name="T10">udskú prácu slávi.</text:span></text:span></text:p>
        <text:p text:style-name="P134"><text:span text:style-name="CharStyle9"><text:span text:style-name="T10">Tak rástly horstvá kedysi</text:span></text:span></text:p>
        <text:p text:style-name="P133"><text:span text:style-name="CharStyle9"><text:span text:style-name="T10">podzemnou silou hnané,</text:span></text:span></text:p>
        <text:p text:style-name="P133"><text:span text:style-name="CharStyle9"><text:span text:style-name="T10">sopečným vrením lávy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Učme sa pionieri</text:span></text:span></text:p>
        <text:p text:style-name="P133"><text:span text:style-name="CharStyle9"><text:span text:style-name="T10">abecedu</text:span></text:span></text:p>
        <text:p text:style-name="P133"><text:span text:style-name="CharStyle9"><text:span text:style-name="T10">pochodujúcich rokov</text:span></text:span></text:p>
        <text:p text:style-name="P133"><text:span text:style-name="CharStyle9"><text:span text:style-name="T10">a slovám každodenným:</text:span></text:span></text:p>
        <text:p text:style-name="P133"><text:span text:style-name="CharStyle9"><text:span text:style-name="T10">Revolúcia. Strana.</text:span></text:span></text:p>
        <text:p text:style-name="P134"><text:span text:style-name="CharStyle9"><text:span text:style-name="T10">Múdry súdruh Lenin.</text:span></text:span></text:p>
        <text:p text:style-name="P55"><text:span text:style-name="CharStyle11"><text:span text:style-name="T10"/></text:span></text:p>
        <text:p text:style-name="P54"><text:span text:style-name="CharStyle11"><text:span text:style-name="T10"/></text:span></text:p>
        <text:h text:style-name="P90" text:outline-level="1"><text:bookmark-start text:name="bookmark38"/><text:span text:style-name="CharStyle7"><text:span text:style-name="T10">Tu nikto nie je sám</text:span></text:span><text:bookmark-end text:name="bookmark38"/></text:h>
        <text:p text:style-name="P134"><text:span text:style-name="CharStyle9"><text:span text:style-name="T10"/></text:span></text:p>
        <text:p text:style-name="P133"><text:span text:style-name="CharStyle9"><text:span text:style-name="T10">Tu nikto nie je sám.</text:span></text:span></text:p>
        <text:p text:style-name="P134"><text:span text:style-name="CharStyle9"><text:span text:style-name="T10">Milión tvárí neznámych, zo života prostého,</text:span></text:span></text:p>
        <text:p text:style-name="P133"><text:span text:style-name="CharStyle9"><text:span text:style-name="T10">uprostred davu, ktorý na útok volá,</text:span></text:span></text:p>
        <text:p text:style-name="P133"><text:span text:style-name="CharStyle9"><text:span text:style-name="T10">v zaťatej myšlienke sa narodilo.</text:span></text:span></text:p>
        <text:p text:style-name="P134"><text:soft-page-break/><text:span text:style-name="CharStyle9"><text:span text:style-name="T10">A predsa jediná tu žiari ľudská tvár,</text:span></text:span></text:p>
        <text:p text:style-name="P133"><text:span text:style-name="CharStyle9"><text:span text:style-name="T10">jedinou lampou svieti v diagram.</text:span></text:span></text:p>
        <text:p text:style-name="P134"><text:span text:style-name="CharStyle9"><text:span text:style-name="T10">Tvár prachom zasypaná,</text:span></text:span></text:p>
        <text:p text:style-name="P133"><text:span text:style-name="CharStyle9"><text:span text:style-name="T10">popolom,</text:span></text:span></text:p>
        <text:p text:style-name="P133"><text:span text:style-name="CharStyle9"><text:span text:style-name="T10">v oleji dúhovom nakreslená,</text:span></text:span></text:p>
        <text:p text:style-name="P133"><text:span text:style-name="CharStyle9"><text:span text:style-name="T10">štetcami päťročnice zápolí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Milión očí sa díva na letiace čísla</text:span></text:span></text:p>
        <text:p text:style-name="P133"><text:span text:style-name="CharStyle9"><text:span text:style-name="T10">a oči jediné sú v tomto pohybe.</text:span></text:span></text:p>
        <text:p text:style-name="P134"><text:span text:style-name="CharStyle9"><text:span text:style-name="T10">To nie je sám.</text:span></text:span></text:p>
        <text:p text:style-name="P134"><text:span text:style-name="CharStyle9"><text:span text:style-name="T10">To všetci my tvoríme</text:span></text:span></text:p>
        <text:p text:style-name="P133"><text:span text:style-name="CharStyle9"><text:span text:style-name="T10">obrovskú spievajúcu dielňu,</text:span></text:span></text:p>
        <text:p text:style-name="P133"><text:span text:style-name="CharStyle9"><text:span text:style-name="T10">v ktorej sa svety prerábajú nanovo,</text:span></text:span></text:p>
        <text:p text:style-name="P133"><text:span text:style-name="CharStyle9"><text:span text:style-name="T10">vyhadzujú zatopené ložiská a kolesá,</text:span></text:span></text:p>
        <text:p text:style-name="P133"><text:span text:style-name="CharStyle9"><text:span text:style-name="T10">mazadlá sčernelé, odštiepený závit.</text:span></text:span></text:p>
        <text:p text:style-name="P134"><text:span text:style-name="CharStyle9"><text:span text:style-name="T10"/></text:span></text:p>
        <text:p text:style-name="P133"><text:span text:style-name="CharStyle9"><text:span text:style-name="T10">To nie ty sám.</text:span></text:span></text:p>
        <text:p text:style-name="P134"><text:span text:style-name="CharStyle9"><text:span text:style-name="T10">To všetci my sme slovo povedali rozhodné —</text:span></text:span></text:p>
        <text:p text:style-name="P133"><text:span text:style-name="CharStyle9"><text:span text:style-name="T10">nestratiť deň a ani okamih,</text:span></text:span></text:p>
        <text:p text:style-name="P133"><text:span text:style-name="CharStyle9"><text:span text:style-name="T10">sekundy zlomok, v ktorom drieme čas.</text:span></text:span></text:p>
        <text:p text:style-name="P133"><text:soft-page-break/><text:span text:style-name="CharStyle9"><text:span text:style-name="T10">Zavrieme knižku šedivých noriem,</text:span></text:span></text:p>
        <text:p text:style-name="P133"><text:span text:style-name="CharStyle9"><text:span text:style-name="T10">čo včera platilo, dnes platiť nemôže.</text:span></text:span></text:p>
        <text:p text:style-name="P134"><text:span text:style-name="CharStyle9"><text:span text:style-name="T10">To nie on sám.</text:span></text:span></text:p>
        <text:p text:style-name="P134"><text:span text:style-name="CharStyle9"><text:span text:style-name="T10">To všetci my hýbeme umom jak elektrickou pákou</text:span></text:span></text:p>
        <text:p text:style-name="P133"><text:span text:style-name="CharStyle9"><text:span text:style-name="T10">pri peciach vysokých, v kráľovstve uhoľnom.</text:span></text:span></text:p>
        <text:p text:style-name="P133"><text:span text:style-name="CharStyle9"><text:span text:style-name="T10">Bohatstvá prírody traktormi dobývame.</text:span></text:span></text:p>
        <text:p text:style-name="P134"><text:span text:style-name="CharStyle9"><text:span text:style-name="T10">Nám nestačíš rysovať na pláne výkon.</text:span></text:span></text:p>
        <text:p text:style-name="P133"><text:span text:style-name="CharStyle9"><text:span text:style-name="T10">My sami tvoríme plány</text:span></text:span></text:p>
        <text:p text:style-name="P133"><text:span text:style-name="CharStyle9"><text:span text:style-name="T10">a výkresy,</text:span></text:span></text:p>
        <text:p text:style-name="P133"><text:span text:style-name="CharStyle9"><text:span text:style-name="T10">schopností ľudí hydraulický tlak,</text:span></text:span></text:p>
        <text:p text:style-name="P133"><text:span text:style-name="CharStyle9"><text:span text:style-name="T10">budúcej stanice ľudstva tempo,</text:span></text:span></text:p>
        <text:p text:style-name="P133"><text:span text:style-name="CharStyle9"><text:span text:style-name="T10">nervami, mozgom a ramenami,</text:span></text:span></text:p>
        <text:p text:style-name="P133"><text:span text:style-name="CharStyle9"><text:span text:style-name="T10">prstami, hľadajúcimi tajomstvo </text:span></text:span><text:span text:style-name="CharStyle9"><text:span text:style-name="T9">st</text:span></text:span><text:span text:style-name="CharStyle9"><text:span text:style-name="T10">ro</text:span></text:span></text:p>
        <text:p text:style-name="P133"><text:span text:style-name="CharStyle9"><text:span text:style-name="T10">Zem naša ponáhľa sa,</text:span></text:span></text:p>
        <text:p text:style-name="P133"><text:span text:style-name="CharStyle9"><text:span text:style-name="T10">burcuje, láme, kuje,</text:span></text:span></text:p>
        <text:p text:style-name="P133"><text:span text:style-name="CharStyle9"><text:span text:style-name="T10">montuje, sbíja, sype, rúbe, kreslí.</text:span></text:span></text:p>
        <text:p text:style-name="P133"><text:span text:style-name="CharStyle9"><text:span text:style-name="T10">Priehradou sa stala</text:span></text:span></text:p>
        <text:p text:style-name="P133"><text:span text:style-name="CharStyle9"><text:span text:style-name="T10">na vodopáde,</text:span></text:span></text:p>
        <text:p text:style-name="P133"><text:span text:style-name="CharStyle9"><text:span text:style-name="T10">súdružka moja zem.</text:span></text:span></text:p>
        <text:p text:style-name="P53"><text:span text:style-name="CharStyle9"><text:span text:style-name="T12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CharStyle9" style:family="text" style:parent-style-name="DefaultFontStyle"/>
    <style:style style:name="CharStyle7" style:family="text" style:parent-style-name="DefaultFontStyle"/>
    <style:style style:name="CharStyle11" style:family="text" style:parent-style-name="DefaultFontStyle"/>
    <style:style style:name="CharStyle12" style:family="text" style:parent-style-name="CharStyle9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DefaultFontStyle"/>
    <style:style style:name="CharStyle25" style:family="text" style:parent-style-name="DefaultFontStyle"/>
    <style:style style:name="CharStyle26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2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040313400</dc:title>
    <dc:subject/>
    <meta:initial-creator/>
    <meta:keyword/>
    <dc:date>2023-04-06T21:33:37.207000000</dc:date>
    <meta:editing-duration>PT3H19M47S</meta:editing-duration>
    <meta:editing-cycles>6</meta:editing-cycles>
    <meta:generator>LibreOffice/5.4.2.2$Windows_x86 LibreOffice_project/22b09f6418e8c2d508a9eaf86b2399209b0990f4</meta:generator>
    <meta:document-statistic meta:table-count="0" meta:image-count="0" meta:object-count="0" meta:page-count="58" meta:paragraph-count="959" meta:word-count="3930" meta:character-count="23342" meta:non-whitespace-character-count="20315"/>
  </office:meta>
</office:document-meta>
</file>